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11in"/>
    </style:style>
    <style:style style:name="co2" style:family="table-column">
      <style:table-column-properties fo:break-before="auto" style:column-width="1.8689in"/>
    </style:style>
    <style:style style:name="co3" style:family="table-column">
      <style:table-column-properties fo:break-before="auto" style:column-width="1.7937in"/>
    </style:style>
    <style:style style:name="co4" style:family="table-column">
      <style:table-column-properties fo:break-before="auto" style:column-width="2.2118in"/>
    </style:style>
    <style:style style:name="co5" style:family="table-column">
      <style:table-column-properties fo:break-before="auto" style:column-width="0.91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Query1 100_2_2" table:style-name="ta1">
        <table:shapes>
          <draw:frame draw:z-index="0" draw:style-name="gr1" draw:text-style-name="P1" svg:width="16.1016in" svg:height="5.9772in" svg:x="3.3606in" svg:y="7.1949in">
            <draw:object draw:notify-on-update-of-ranges="'Query1 100_2_2'.A3:'Query1 100_2_2'.A3 'Query1 100_2_2'.A13:'Query1 100_2_2'.A103 'Query1 100_2_2'.B3:'Query1 100_2_2'.B3 'Query1 100_2_2'.B13:'Query1 100_2_2'.B103 'Query1 100_2_2'.C3:'Query1 100_2_2'.C3 'Query1 100_2_2'.C13:'Query1 100_2_2'.C103 'Query1 100_2_2'.D3:'Query1 100_2_2'.D3 'Query1 100_2_2'.D13:'Query1 100_2_2'.D10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all attributes</text:p>
          </table:table-cell>
          <table:table-cell table:number-columns-repeated="2"/>
          <table:table-cell office:value-type="string">
            <text:p>string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Neo4j_CoreAPI</text:p>
          </table:table-cell>
          <table:table-cell office:value-type="string">
            <text:p>Titan_CoreAPI_BerkeleyDB</text:p>
          </table:table-cell>
          <table:table-cell office:value-type="string">
            <text:p>Titan_CoreAPI_Cassandra</text:p>
          </table:table-cell>
          <table:table-cell office:value-type="string">
            <text:p>Titan_CoreAPI_Cassandra_batch</text:p>
          </table:table-cell>
          <table:table-cell/>
        </table:table-row>
        <table:table-row table:style-name="ro1">
          <table:table-cell table:style-name="ce1" office:value-type="float" office:value="794381">
            <text:p>794381</text:p>
          </table:table-cell>
          <table:table-cell table:style-name="ce1" office:value-type="float" office:value="662426832">
            <text:p>662426832</text:p>
          </table:table-cell>
          <table:table-cell table:style-name="ce1" office:value-type="float" office:value="4698880">
            <text:p>4698880</text:p>
          </table:table-cell>
          <table:table-cell table:style-name="ce1" office:value-type="float" office:value="11472054">
            <text:p>11472054</text:p>
          </table:table-cell>
          <table:table-cell/>
        </table:table-row>
        <table:table-row table:style-name="ro1">
          <table:table-cell table:style-name="ce1" office:value-type="float" office:value="170898">
            <text:p>170898</text:p>
          </table:table-cell>
          <table:table-cell table:style-name="ce1" office:value-type="float" office:value="1735106">
            <text:p>1735106</text:p>
          </table:table-cell>
          <table:table-cell table:style-name="ce1" office:value-type="float" office:value="4440037">
            <text:p>4440037</text:p>
          </table:table-cell>
          <table:table-cell table:style-name="ce1" office:value-type="float" office:value="8515333">
            <text:p>8515333</text:p>
          </table:table-cell>
          <table:table-cell/>
        </table:table-row>
        <table:table-row table:style-name="ro1">
          <table:table-cell table:style-name="ce1" office:value-type="float" office:value="147639">
            <text:p>147639</text:p>
          </table:table-cell>
          <table:table-cell table:style-name="ce1" office:value-type="float" office:value="1585383">
            <text:p>1585383</text:p>
          </table:table-cell>
          <table:table-cell table:style-name="ce1" office:value-type="float" office:value="4738453">
            <text:p>4738453</text:p>
          </table:table-cell>
          <table:table-cell table:style-name="ce1" office:value-type="float" office:value="6763946">
            <text:p>6763946</text:p>
          </table:table-cell>
          <table:table-cell/>
        </table:table-row>
        <table:table-row table:style-name="ro1">
          <table:table-cell table:style-name="ce1" office:value-type="float" office:value="101110">
            <text:p>101110</text:p>
          </table:table-cell>
          <table:table-cell table:style-name="ce1" office:value-type="float" office:value="1401392">
            <text:p>1401392</text:p>
          </table:table-cell>
          <table:table-cell table:style-name="ce1" office:value-type="float" office:value="5168287">
            <text:p>5168287</text:p>
          </table:table-cell>
          <table:table-cell table:style-name="ce1" office:value-type="float" office:value="7263840">
            <text:p>7263840</text:p>
          </table:table-cell>
          <table:table-cell/>
        </table:table-row>
        <table:table-row table:style-name="ro1">
          <table:table-cell table:style-name="ce1" office:value-type="float" office:value="82639">
            <text:p>82639</text:p>
          </table:table-cell>
          <table:table-cell table:style-name="ce1" office:value-type="float" office:value="1105206">
            <text:p>1105206</text:p>
          </table:table-cell>
          <table:table-cell table:style-name="ce1" office:value-type="float" office:value="4043325">
            <text:p>4043325</text:p>
          </table:table-cell>
          <table:table-cell table:style-name="ce1" office:value-type="float" office:value="8721600">
            <text:p>8721600</text:p>
          </table:table-cell>
          <table:table-cell/>
        </table:table-row>
        <table:table-row table:style-name="ro1">
          <table:table-cell table:style-name="ce1" office:value-type="float" office:value="59800">
            <text:p>59800</text:p>
          </table:table-cell>
          <table:table-cell table:style-name="ce1" office:value-type="float" office:value="1317722">
            <text:p>1317722</text:p>
          </table:table-cell>
          <table:table-cell table:style-name="ce1" office:value-type="float" office:value="2755020">
            <text:p>2755020</text:p>
          </table:table-cell>
          <table:table-cell table:style-name="ce1" office:value-type="float" office:value="8152352">
            <text:p>8152352</text:p>
          </table:table-cell>
          <table:table-cell/>
        </table:table-row>
        <table:table-row table:style-name="ro1">
          <table:table-cell table:style-name="ce1" office:value-type="float" office:value="55621">
            <text:p>55621</text:p>
          </table:table-cell>
          <table:table-cell table:style-name="ce1" office:value-type="float" office:value="1025288">
            <text:p>1025288</text:p>
          </table:table-cell>
          <table:table-cell table:style-name="ce1" office:value-type="float" office:value="3297209">
            <text:p>3297209</text:p>
          </table:table-cell>
          <table:table-cell table:style-name="ce1" office:value-type="float" office:value="8695541">
            <text:p>8695541</text:p>
          </table:table-cell>
          <table:table-cell/>
        </table:table-row>
        <table:table-row table:style-name="ro1">
          <table:table-cell table:style-name="ce1" office:value-type="float" office:value="61176">
            <text:p>61176</text:p>
          </table:table-cell>
          <table:table-cell table:style-name="ce1" office:value-type="float" office:value="1462360">
            <text:p>1462360</text:p>
          </table:table-cell>
          <table:table-cell table:style-name="ce1" office:value-type="float" office:value="2931598">
            <text:p>2931598</text:p>
          </table:table-cell>
          <table:table-cell table:style-name="ce1" office:value-type="float" office:value="8191418">
            <text:p>8191418</text:p>
          </table:table-cell>
          <table:table-cell/>
        </table:table-row>
        <table:table-row table:style-name="ro1">
          <table:table-cell table:style-name="ce1" office:value-type="float" office:value="58520">
            <text:p>58520</text:p>
          </table:table-cell>
          <table:table-cell table:style-name="ce1" office:value-type="float" office:value="1364337">
            <text:p>1364337</text:p>
          </table:table-cell>
          <table:table-cell table:style-name="ce1" office:value-type="float" office:value="2617539">
            <text:p>2617539</text:p>
          </table:table-cell>
          <table:table-cell table:style-name="ce1" office:value-type="float" office:value="7408904">
            <text:p>7408904</text:p>
          </table:table-cell>
          <table:table-cell/>
        </table:table-row>
        <table:table-row table:style-name="ro1">
          <table:table-cell table:style-name="ce1" office:value-type="float" office:value="61795">
            <text:p>61795</text:p>
          </table:table-cell>
          <table:table-cell table:style-name="ce1" office:value-type="float" office:value="1335584">
            <text:p>1335584</text:p>
          </table:table-cell>
          <table:table-cell table:style-name="ce1" office:value-type="float" office:value="3099426">
            <text:p>3099426</text:p>
          </table:table-cell>
          <table:table-cell table:style-name="ce1" office:value-type="float" office:value="8907468">
            <text:p>8907468</text:p>
          </table:table-cell>
          <table:table-cell/>
        </table:table-row>
        <table:table-row table:style-name="ro1">
          <table:table-cell table:style-name="ce1" office:value-type="float" office:value="62486">
            <text:p>62486</text:p>
          </table:table-cell>
          <table:table-cell table:style-name="ce1" office:value-type="float" office:value="1341635">
            <text:p>1341635</text:p>
          </table:table-cell>
          <table:table-cell table:style-name="ce1" office:value-type="float" office:value="4373473">
            <text:p>4373473</text:p>
          </table:table-cell>
          <table:table-cell table:style-name="ce1" office:value-type="float" office:value="15642137">
            <text:p>15642137</text:p>
          </table:table-cell>
          <table:table-cell/>
        </table:table-row>
        <table:table-row table:style-name="ro1">
          <table:table-cell table:style-name="ce1" office:value-type="float" office:value="58722">
            <text:p>58722</text:p>
          </table:table-cell>
          <table:table-cell table:style-name="ce1" office:value-type="float" office:value="1283873">
            <text:p>1283873</text:p>
          </table:table-cell>
          <table:table-cell table:style-name="ce1" office:value-type="float" office:value="2908271">
            <text:p>2908271</text:p>
          </table:table-cell>
          <table:table-cell table:style-name="ce1" office:value-type="float" office:value="2003902">
            <text:p>2003902</text:p>
          </table:table-cell>
          <table:table-cell/>
        </table:table-row>
        <table:table-row table:style-name="ro1">
          <table:table-cell table:style-name="ce1" office:value-type="float" office:value="56636">
            <text:p>56636</text:p>
          </table:table-cell>
          <table:table-cell table:style-name="ce1" office:value-type="float" office:value="1363903">
            <text:p>1363903</text:p>
          </table:table-cell>
          <table:table-cell table:style-name="ce1" office:value-type="float" office:value="2889356">
            <text:p>2889356</text:p>
          </table:table-cell>
          <table:table-cell table:style-name="ce1" office:value-type="float" office:value="1490888">
            <text:p>1490888</text:p>
          </table:table-cell>
          <table:table-cell/>
        </table:table-row>
        <table:table-row table:style-name="ro1">
          <table:table-cell table:style-name="ce1" office:value-type="float" office:value="56973">
            <text:p>56973</text:p>
          </table:table-cell>
          <table:table-cell table:style-name="ce1" office:value-type="float" office:value="1343216">
            <text:p>1343216</text:p>
          </table:table-cell>
          <table:table-cell table:style-name="ce1" office:value-type="float" office:value="2830378">
            <text:p>2830378</text:p>
          </table:table-cell>
          <table:table-cell table:style-name="ce1" office:value-type="float" office:value="1537973">
            <text:p>1537973</text:p>
          </table:table-cell>
          <table:table-cell/>
        </table:table-row>
        <table:table-row table:style-name="ro1">
          <table:table-cell table:style-name="ce1" office:value-type="float" office:value="57092">
            <text:p>57092</text:p>
          </table:table-cell>
          <table:table-cell table:style-name="ce1" office:value-type="float" office:value="1383493">
            <text:p>1383493</text:p>
          </table:table-cell>
          <table:table-cell table:style-name="ce1" office:value-type="float" office:value="3761723">
            <text:p>3761723</text:p>
          </table:table-cell>
          <table:table-cell table:style-name="ce1" office:value-type="float" office:value="1844011">
            <text:p>1844011</text:p>
          </table:table-cell>
          <table:table-cell/>
        </table:table-row>
        <table:table-row table:style-name="ro1">
          <table:table-cell table:style-name="ce1" office:value-type="float" office:value="59837">
            <text:p>59837</text:p>
          </table:table-cell>
          <table:table-cell table:style-name="ce1" office:value-type="float" office:value="1517625">
            <text:p>1517625</text:p>
          </table:table-cell>
          <table:table-cell table:style-name="ce1" office:value-type="float" office:value="2813424">
            <text:p>2813424</text:p>
          </table:table-cell>
          <table:table-cell table:style-name="ce1" office:value-type="float" office:value="2351917">
            <text:p>2351917</text:p>
          </table:table-cell>
          <table:table-cell/>
        </table:table-row>
        <table:table-row table:style-name="ro1">
          <table:table-cell table:style-name="ce1" office:value-type="float" office:value="69280">
            <text:p>69280</text:p>
          </table:table-cell>
          <table:table-cell table:style-name="ce1" office:value-type="float" office:value="1415831">
            <text:p>1415831</text:p>
          </table:table-cell>
          <table:table-cell table:style-name="ce1" office:value-type="float" office:value="2367149">
            <text:p>2367149</text:p>
          </table:table-cell>
          <table:table-cell table:style-name="ce1" office:value-type="float" office:value="2170165">
            <text:p>2170165</text:p>
          </table:table-cell>
          <table:table-cell/>
        </table:table-row>
        <table:table-row table:style-name="ro1">
          <table:table-cell table:style-name="ce1" office:value-type="float" office:value="60202">
            <text:p>60202</text:p>
          </table:table-cell>
          <table:table-cell table:style-name="ce1" office:value-type="float" office:value="1565216">
            <text:p>1565216</text:p>
          </table:table-cell>
          <table:table-cell table:style-name="ce1" office:value-type="float" office:value="2325685">
            <text:p>2325685</text:p>
          </table:table-cell>
          <table:table-cell table:style-name="ce1" office:value-type="float" office:value="2107440">
            <text:p>2107440</text:p>
          </table:table-cell>
          <table:table-cell/>
        </table:table-row>
        <table:table-row table:style-name="ro1">
          <table:table-cell table:style-name="ce1" office:value-type="float" office:value="57818">
            <text:p>57818</text:p>
          </table:table-cell>
          <table:table-cell table:style-name="ce1" office:value-type="float" office:value="1404432">
            <text:p>1404432</text:p>
          </table:table-cell>
          <table:table-cell table:style-name="ce1" office:value-type="float" office:value="3325620">
            <text:p>3325620</text:p>
          </table:table-cell>
          <table:table-cell table:style-name="ce1" office:value-type="float" office:value="2263206">
            <text:p>2263206</text:p>
          </table:table-cell>
          <table:table-cell/>
        </table:table-row>
        <table:table-row table:style-name="ro1">
          <table:table-cell table:style-name="ce1" office:value-type="float" office:value="58204">
            <text:p>58204</text:p>
          </table:table-cell>
          <table:table-cell table:style-name="ce1" office:value-type="float" office:value="2328867">
            <text:p>2328867</text:p>
          </table:table-cell>
          <table:table-cell table:style-name="ce1" office:value-type="float" office:value="5150985">
            <text:p>5150985</text:p>
          </table:table-cell>
          <table:table-cell table:style-name="ce1" office:value-type="float" office:value="2593512">
            <text:p>2593512</text:p>
          </table:table-cell>
          <table:table-cell/>
        </table:table-row>
        <table:table-row table:style-name="ro1">
          <table:table-cell table:style-name="ce1" office:value-type="float" office:value="57472">
            <text:p>57472</text:p>
          </table:table-cell>
          <table:table-cell table:style-name="ce1" office:value-type="float" office:value="2163650">
            <text:p>2163650</text:p>
          </table:table-cell>
          <table:table-cell table:style-name="ce1" office:value-type="float" office:value="2854527">
            <text:p>2854527</text:p>
          </table:table-cell>
          <table:table-cell table:style-name="ce1" office:value-type="float" office:value="2611060">
            <text:p>2611060</text:p>
          </table:table-cell>
          <table:table-cell/>
        </table:table-row>
        <table:table-row table:style-name="ro1">
          <table:table-cell table:style-name="ce1" office:value-type="float" office:value="62435">
            <text:p>62435</text:p>
          </table:table-cell>
          <table:table-cell table:style-name="ce1" office:value-type="float" office:value="2348367">
            <text:p>2348367</text:p>
          </table:table-cell>
          <table:table-cell table:style-name="ce1" office:value-type="float" office:value="2776748">
            <text:p>2776748</text:p>
          </table:table-cell>
          <table:table-cell table:style-name="ce1" office:value-type="float" office:value="2159547">
            <text:p>2159547</text:p>
          </table:table-cell>
          <table:table-cell/>
        </table:table-row>
        <table:table-row table:style-name="ro1">
          <table:table-cell table:style-name="ce1" office:value-type="float" office:value="57196">
            <text:p>57196</text:p>
          </table:table-cell>
          <table:table-cell table:style-name="ce1" office:value-type="float" office:value="2736510">
            <text:p>2736510</text:p>
          </table:table-cell>
          <table:table-cell table:style-name="ce1" office:value-type="float" office:value="2798015">
            <text:p>2798015</text:p>
          </table:table-cell>
          <table:table-cell table:style-name="ce1" office:value-type="float" office:value="2094090">
            <text:p>2094090</text:p>
          </table:table-cell>
          <table:table-cell/>
        </table:table-row>
        <table:table-row table:style-name="ro1">
          <table:table-cell table:style-name="ce1" office:value-type="float" office:value="54108">
            <text:p>54108</text:p>
          </table:table-cell>
          <table:table-cell table:style-name="ce1" office:value-type="float" office:value="2088414">
            <text:p>2088414</text:p>
          </table:table-cell>
          <table:table-cell table:style-name="ce1" office:value-type="float" office:value="3372581">
            <text:p>3372581</text:p>
          </table:table-cell>
          <table:table-cell table:style-name="ce1" office:value-type="float" office:value="2487439">
            <text:p>2487439</text:p>
          </table:table-cell>
          <table:table-cell/>
        </table:table-row>
        <table:table-row table:style-name="ro1">
          <table:table-cell table:style-name="ce1" office:value-type="float" office:value="59425">
            <text:p>59425</text:p>
          </table:table-cell>
          <table:table-cell table:style-name="ce1" office:value-type="float" office:value="2093699">
            <text:p>2093699</text:p>
          </table:table-cell>
          <table:table-cell table:style-name="ce1" office:value-type="float" office:value="4159108">
            <text:p>4159108</text:p>
          </table:table-cell>
          <table:table-cell table:style-name="ce1" office:value-type="float" office:value="2249280">
            <text:p>2249280</text:p>
          </table:table-cell>
          <table:table-cell/>
        </table:table-row>
        <table:table-row table:style-name="ro1">
          <table:table-cell table:style-name="ce1" office:value-type="float" office:value="59621">
            <text:p>59621</text:p>
          </table:table-cell>
          <table:table-cell table:style-name="ce1" office:value-type="float" office:value="2026432">
            <text:p>2026432</text:p>
          </table:table-cell>
          <table:table-cell table:style-name="ce1" office:value-type="float" office:value="5906915">
            <text:p>5906915</text:p>
          </table:table-cell>
          <table:table-cell table:style-name="ce1" office:value-type="float" office:value="2141182">
            <text:p>2141182</text:p>
          </table:table-cell>
          <table:table-cell/>
        </table:table-row>
        <table:table-row table:style-name="ro1">
          <table:table-cell table:style-name="ce1" office:value-type="float" office:value="57243">
            <text:p>57243</text:p>
          </table:table-cell>
          <table:table-cell table:style-name="ce1" office:value-type="float" office:value="1248411">
            <text:p>1248411</text:p>
          </table:table-cell>
          <table:table-cell table:style-name="ce1" office:value-type="float" office:value="3458002">
            <text:p>3458002</text:p>
          </table:table-cell>
          <table:table-cell table:style-name="ce1" office:value-type="float" office:value="2083983">
            <text:p>2083983</text:p>
          </table:table-cell>
          <table:table-cell/>
        </table:table-row>
        <table:table-row table:style-name="ro1">
          <table:table-cell table:style-name="ce1" office:value-type="float" office:value="56667">
            <text:p>56667</text:p>
          </table:table-cell>
          <table:table-cell table:style-name="ce1" office:value-type="float" office:value="1159774">
            <text:p>1159774</text:p>
          </table:table-cell>
          <table:table-cell table:style-name="ce1" office:value-type="float" office:value="15411823">
            <text:p>15411823</text:p>
          </table:table-cell>
          <table:table-cell table:style-name="ce1" office:value-type="float" office:value="2344737">
            <text:p>2344737</text:p>
          </table:table-cell>
          <table:table-cell/>
        </table:table-row>
        <table:table-row table:style-name="ro1">
          <table:table-cell table:style-name="ce1" office:value-type="float" office:value="55934">
            <text:p>55934</text:p>
          </table:table-cell>
          <table:table-cell table:style-name="ce1" office:value-type="float" office:value="1085838">
            <text:p>1085838</text:p>
          </table:table-cell>
          <table:table-cell table:style-name="ce1" office:value-type="float" office:value="3474916">
            <text:p>3474916</text:p>
          </table:table-cell>
          <table:table-cell table:style-name="ce1" office:value-type="float" office:value="2289847">
            <text:p>2289847</text:p>
          </table:table-cell>
          <table:table-cell/>
        </table:table-row>
        <table:table-row table:style-name="ro1">
          <table:table-cell table:style-name="ce1" office:value-type="float" office:value="57007">
            <text:p>57007</text:p>
          </table:table-cell>
          <table:table-cell table:style-name="ce1" office:value-type="float" office:value="1079493">
            <text:p>1079493</text:p>
          </table:table-cell>
          <table:table-cell table:style-name="ce1" office:value-type="float" office:value="2768813">
            <text:p>2768813</text:p>
          </table:table-cell>
          <table:table-cell table:style-name="ce1" office:value-type="float" office:value="2507621">
            <text:p>2507621</text:p>
          </table:table-cell>
          <table:table-cell/>
        </table:table-row>
        <table:table-row table:style-name="ro1">
          <table:table-cell table:style-name="ce1" office:value-type="float" office:value="53615">
            <text:p>53615</text:p>
          </table:table-cell>
          <table:table-cell table:style-name="ce1" office:value-type="float" office:value="882478">
            <text:p>882478</text:p>
          </table:table-cell>
          <table:table-cell table:style-name="ce1" office:value-type="float" office:value="6052084">
            <text:p>6052084</text:p>
          </table:table-cell>
          <table:table-cell table:style-name="ce1" office:value-type="float" office:value="1680139">
            <text:p>1680139</text:p>
          </table:table-cell>
          <table:table-cell/>
        </table:table-row>
        <table:table-row table:style-name="ro1">
          <table:table-cell table:style-name="ce1" office:value-type="float" office:value="59028">
            <text:p>59028</text:p>
          </table:table-cell>
          <table:table-cell table:style-name="ce1" office:value-type="float" office:value="1223595">
            <text:p>1223595</text:p>
          </table:table-cell>
          <table:table-cell table:style-name="ce1" office:value-type="float" office:value="2344785">
            <text:p>2344785</text:p>
          </table:table-cell>
          <table:table-cell table:style-name="ce1" office:value-type="float" office:value="1175417">
            <text:p>1175417</text:p>
          </table:table-cell>
          <table:table-cell/>
        </table:table-row>
        <table:table-row table:style-name="ro1">
          <table:table-cell table:style-name="ce1" office:value-type="float" office:value="55991">
            <text:p>55991</text:p>
          </table:table-cell>
          <table:table-cell table:style-name="ce1" office:value-type="float" office:value="1068376">
            <text:p>1068376</text:p>
          </table:table-cell>
          <table:table-cell table:style-name="ce1" office:value-type="float" office:value="2997663">
            <text:p>2997663</text:p>
          </table:table-cell>
          <table:table-cell table:style-name="ce1" office:value-type="float" office:value="8668773">
            <text:p>8668773</text:p>
          </table:table-cell>
          <table:table-cell/>
        </table:table-row>
        <table:table-row table:style-name="ro1">
          <table:table-cell table:style-name="ce1" office:value-type="float" office:value="60304">
            <text:p>60304</text:p>
          </table:table-cell>
          <table:table-cell table:style-name="ce1" office:value-type="float" office:value="1245318">
            <text:p>1245318</text:p>
          </table:table-cell>
          <table:table-cell table:style-name="ce1" office:value-type="float" office:value="2764963">
            <text:p>2764963</text:p>
          </table:table-cell>
          <table:table-cell table:style-name="ce1" office:value-type="float" office:value="1774436">
            <text:p>1774436</text:p>
          </table:table-cell>
          <table:table-cell/>
        </table:table-row>
        <table:table-row table:style-name="ro1">
          <table:table-cell table:style-name="ce1" office:value-type="float" office:value="62183">
            <text:p>62183</text:p>
          </table:table-cell>
          <table:table-cell table:style-name="ce1" office:value-type="float" office:value="1068325">
            <text:p>1068325</text:p>
          </table:table-cell>
          <table:table-cell table:style-name="ce1" office:value-type="float" office:value="5260496">
            <text:p>5260496</text:p>
          </table:table-cell>
          <table:table-cell table:style-name="ce1" office:value-type="float" office:value="1498454">
            <text:p>1498454</text:p>
          </table:table-cell>
          <table:table-cell/>
        </table:table-row>
        <table:table-row table:style-name="ro1">
          <table:table-cell table:style-name="ce1" office:value-type="float" office:value="56634">
            <text:p>56634</text:p>
          </table:table-cell>
          <table:table-cell table:style-name="ce1" office:value-type="float" office:value="1161225">
            <text:p>1161225</text:p>
          </table:table-cell>
          <table:table-cell table:style-name="ce1" office:value-type="float" office:value="2835482">
            <text:p>2835482</text:p>
          </table:table-cell>
          <table:table-cell table:style-name="ce1" office:value-type="float" office:value="1414114">
            <text:p>1414114</text:p>
          </table:table-cell>
          <table:table-cell/>
        </table:table-row>
        <table:table-row table:style-name="ro1">
          <table:table-cell table:style-name="ce1" office:value-type="float" office:value="57321">
            <text:p>57321</text:p>
          </table:table-cell>
          <table:table-cell table:style-name="ce1" office:value-type="float" office:value="1112801">
            <text:p>1112801</text:p>
          </table:table-cell>
          <table:table-cell table:style-name="ce1" office:value-type="float" office:value="3391806">
            <text:p>3391806</text:p>
          </table:table-cell>
          <table:table-cell table:style-name="ce1" office:value-type="float" office:value="1809734">
            <text:p>1809734</text:p>
          </table:table-cell>
          <table:table-cell/>
        </table:table-row>
        <table:table-row table:style-name="ro1">
          <table:table-cell table:style-name="ce1" office:value-type="float" office:value="61519">
            <text:p>61519</text:p>
          </table:table-cell>
          <table:table-cell table:style-name="ce1" office:value-type="float" office:value="1258082">
            <text:p>1258082</text:p>
          </table:table-cell>
          <table:table-cell table:style-name="ce1" office:value-type="float" office:value="5347587">
            <text:p>5347587</text:p>
          </table:table-cell>
          <table:table-cell table:style-name="ce1" office:value-type="float" office:value="1710956">
            <text:p>1710956</text:p>
          </table:table-cell>
          <table:table-cell/>
        </table:table-row>
        <table:table-row table:style-name="ro1">
          <table:table-cell table:style-name="ce1" office:value-type="float" office:value="56981">
            <text:p>56981</text:p>
          </table:table-cell>
          <table:table-cell table:style-name="ce1" office:value-type="float" office:value="1104440">
            <text:p>1104440</text:p>
          </table:table-cell>
          <table:table-cell table:style-name="ce1" office:value-type="float" office:value="2989695">
            <text:p>2989695</text:p>
          </table:table-cell>
          <table:table-cell table:style-name="ce1" office:value-type="float" office:value="1703118">
            <text:p>1703118</text:p>
          </table:table-cell>
          <table:table-cell/>
        </table:table-row>
        <table:table-row table:style-name="ro1">
          <table:table-cell table:style-name="ce1" office:value-type="float" office:value="57446">
            <text:p>57446</text:p>
          </table:table-cell>
          <table:table-cell table:style-name="ce1" office:value-type="float" office:value="2082899">
            <text:p>2082899</text:p>
          </table:table-cell>
          <table:table-cell table:style-name="ce1" office:value-type="float" office:value="2885076">
            <text:p>2885076</text:p>
          </table:table-cell>
          <table:table-cell table:style-name="ce1" office:value-type="float" office:value="2823399">
            <text:p>2823399</text:p>
          </table:table-cell>
          <table:table-cell/>
        </table:table-row>
        <table:table-row table:style-name="ro1">
          <table:table-cell table:style-name="ce1" office:value-type="float" office:value="57021">
            <text:p>57021</text:p>
          </table:table-cell>
          <table:table-cell table:style-name="ce1" office:value-type="float" office:value="1242850">
            <text:p>1242850</text:p>
          </table:table-cell>
          <table:table-cell table:style-name="ce1" office:value-type="float" office:value="14141638">
            <text:p>14141638</text:p>
          </table:table-cell>
          <table:table-cell table:style-name="ce1" office:value-type="float" office:value="1842457">
            <text:p>1842457</text:p>
          </table:table-cell>
          <table:table-cell/>
        </table:table-row>
        <table:table-row table:style-name="ro1">
          <table:table-cell table:style-name="ce1" office:value-type="float" office:value="60112">
            <text:p>60112</text:p>
          </table:table-cell>
          <table:table-cell table:style-name="ce1" office:value-type="float" office:value="1289583">
            <text:p>1289583</text:p>
          </table:table-cell>
          <table:table-cell table:style-name="ce1" office:value-type="float" office:value="2815748">
            <text:p>2815748</text:p>
          </table:table-cell>
          <table:table-cell table:style-name="ce1" office:value-type="float" office:value="3029477">
            <text:p>3029477</text:p>
          </table:table-cell>
          <table:table-cell/>
        </table:table-row>
        <table:table-row table:style-name="ro1">
          <table:table-cell table:style-name="ce1" office:value-type="float" office:value="57398">
            <text:p>57398</text:p>
          </table:table-cell>
          <table:table-cell table:style-name="ce1" office:value-type="float" office:value="1187982">
            <text:p>1187982</text:p>
          </table:table-cell>
          <table:table-cell table:style-name="ce1" office:value-type="float" office:value="2871417">
            <text:p>2871417</text:p>
          </table:table-cell>
          <table:table-cell table:style-name="ce1" office:value-type="float" office:value="3921993">
            <text:p>3921993</text:p>
          </table:table-cell>
          <table:table-cell/>
        </table:table-row>
        <table:table-row table:style-name="ro1">
          <table:table-cell table:style-name="ce1" office:value-type="float" office:value="56530">
            <text:p>56530</text:p>
          </table:table-cell>
          <table:table-cell table:style-name="ce1" office:value-type="float" office:value="1217090">
            <text:p>1217090</text:p>
          </table:table-cell>
          <table:table-cell table:style-name="ce1" office:value-type="float" office:value="3319431">
            <text:p>3319431</text:p>
          </table:table-cell>
          <table:table-cell table:style-name="ce1" office:value-type="float" office:value="4063798">
            <text:p>4063798</text:p>
          </table:table-cell>
          <table:table-cell/>
        </table:table-row>
        <table:table-row table:style-name="ro1">
          <table:table-cell table:style-name="ce1" office:value-type="float" office:value="58355">
            <text:p>58355</text:p>
          </table:table-cell>
          <table:table-cell table:style-name="ce1" office:value-type="float" office:value="1805718">
            <text:p>1805718</text:p>
          </table:table-cell>
          <table:table-cell table:style-name="ce1" office:value-type="float" office:value="2947426">
            <text:p>2947426</text:p>
          </table:table-cell>
          <table:table-cell table:style-name="ce1" office:value-type="float" office:value="3431298">
            <text:p>3431298</text:p>
          </table:table-cell>
          <table:table-cell/>
        </table:table-row>
        <table:table-row table:style-name="ro1">
          <table:table-cell table:style-name="ce1" office:value-type="float" office:value="56382">
            <text:p>56382</text:p>
          </table:table-cell>
          <table:table-cell table:style-name="ce1" office:value-type="float" office:value="1930577">
            <text:p>1930577</text:p>
          </table:table-cell>
          <table:table-cell table:style-name="ce1" office:value-type="float" office:value="2751833">
            <text:p>2751833</text:p>
          </table:table-cell>
          <table:table-cell table:style-name="ce1" office:value-type="float" office:value="3049256">
            <text:p>3049256</text:p>
          </table:table-cell>
          <table:table-cell/>
        </table:table-row>
        <table:table-row table:style-name="ro1">
          <table:table-cell table:style-name="ce1" office:value-type="float" office:value="60833">
            <text:p>60833</text:p>
          </table:table-cell>
          <table:table-cell table:style-name="ce1" office:value-type="float" office:value="2166046">
            <text:p>2166046</text:p>
          </table:table-cell>
          <table:table-cell table:style-name="ce1" office:value-type="float" office:value="7250204">
            <text:p>7250204</text:p>
          </table:table-cell>
          <table:table-cell table:style-name="ce1" office:value-type="float" office:value="5105013">
            <text:p>5105013</text:p>
          </table:table-cell>
          <table:table-cell/>
        </table:table-row>
        <table:table-row table:style-name="ro1">
          <table:table-cell table:style-name="ce1" office:value-type="float" office:value="56868">
            <text:p>56868</text:p>
          </table:table-cell>
          <table:table-cell table:style-name="ce1" office:value-type="float" office:value="1933488">
            <text:p>1933488</text:p>
          </table:table-cell>
          <table:table-cell table:style-name="ce1" office:value-type="float" office:value="2973889">
            <text:p>2973889</text:p>
          </table:table-cell>
          <table:table-cell table:style-name="ce1" office:value-type="float" office:value="4085561">
            <text:p>4085561</text:p>
          </table:table-cell>
          <table:table-cell/>
        </table:table-row>
        <table:table-row table:style-name="ro1">
          <table:table-cell table:style-name="ce1" office:value-type="float" office:value="57613">
            <text:p>57613</text:p>
          </table:table-cell>
          <table:table-cell table:style-name="ce1" office:value-type="float" office:value="1800752">
            <text:p>1800752</text:p>
          </table:table-cell>
          <table:table-cell table:style-name="ce1" office:value-type="float" office:value="3383791">
            <text:p>3383791</text:p>
          </table:table-cell>
          <table:table-cell table:style-name="ce1" office:value-type="float" office:value="13410432">
            <text:p>13410432</text:p>
          </table:table-cell>
          <table:table-cell/>
        </table:table-row>
        <table:table-row table:style-name="ro1">
          <table:table-cell table:style-name="ce1" office:value-type="float" office:value="59198">
            <text:p>59198</text:p>
          </table:table-cell>
          <table:table-cell table:style-name="ce1" office:value-type="float" office:value="1357130">
            <text:p>1357130</text:p>
          </table:table-cell>
          <table:table-cell table:style-name="ce1" office:value-type="float" office:value="2879044">
            <text:p>2879044</text:p>
          </table:table-cell>
          <table:table-cell table:style-name="ce1" office:value-type="float" office:value="2258753">
            <text:p>2258753</text:p>
          </table:table-cell>
          <table:table-cell/>
        </table:table-row>
        <table:table-row table:style-name="ro1">
          <table:table-cell table:style-name="ce1" office:value-type="float" office:value="56788">
            <text:p>56788</text:p>
          </table:table-cell>
          <table:table-cell table:style-name="ce1" office:value-type="float" office:value="1076445">
            <text:p>1076445</text:p>
          </table:table-cell>
          <table:table-cell table:style-name="ce1" office:value-type="float" office:value="5515725">
            <text:p>5515725</text:p>
          </table:table-cell>
          <table:table-cell table:style-name="ce1" office:value-type="float" office:value="3165326">
            <text:p>3165326</text:p>
          </table:table-cell>
          <table:table-cell/>
        </table:table-row>
        <table:table-row table:style-name="ro1">
          <table:table-cell table:style-name="ce1" office:value-type="float" office:value="59408">
            <text:p>59408</text:p>
          </table:table-cell>
          <table:table-cell table:style-name="ce1" office:value-type="float" office:value="1210604">
            <text:p>1210604</text:p>
          </table:table-cell>
          <table:table-cell table:style-name="ce1" office:value-type="float" office:value="2930690">
            <text:p>2930690</text:p>
          </table:table-cell>
          <table:table-cell table:style-name="ce1" office:value-type="float" office:value="2430141">
            <text:p>2430141</text:p>
          </table:table-cell>
          <table:table-cell/>
        </table:table-row>
        <table:table-row table:style-name="ro1">
          <table:table-cell table:style-name="ce1" office:value-type="float" office:value="58009">
            <text:p>58009</text:p>
          </table:table-cell>
          <table:table-cell table:style-name="ce1" office:value-type="float" office:value="1266395">
            <text:p>1266395</text:p>
          </table:table-cell>
          <table:table-cell table:style-name="ce1" office:value-type="float" office:value="3111155">
            <text:p>3111155</text:p>
          </table:table-cell>
          <table:table-cell table:style-name="ce1" office:value-type="float" office:value="2867013">
            <text:p>2867013</text:p>
          </table:table-cell>
          <table:table-cell/>
        </table:table-row>
        <table:table-row table:style-name="ro1">
          <table:table-cell table:style-name="ce1" office:value-type="float" office:value="59889">
            <text:p>59889</text:p>
          </table:table-cell>
          <table:table-cell table:style-name="ce1" office:value-type="float" office:value="1313456">
            <text:p>1313456</text:p>
          </table:table-cell>
          <table:table-cell table:style-name="ce1" office:value-type="float" office:value="6921202">
            <text:p>6921202</text:p>
          </table:table-cell>
          <table:table-cell table:style-name="ce1" office:value-type="float" office:value="2451042">
            <text:p>2451042</text:p>
          </table:table-cell>
          <table:table-cell/>
        </table:table-row>
        <table:table-row table:style-name="ro1">
          <table:table-cell table:style-name="ce1" office:value-type="float" office:value="56281">
            <text:p>56281</text:p>
          </table:table-cell>
          <table:table-cell table:style-name="ce1" office:value-type="float" office:value="1814763">
            <text:p>1814763</text:p>
          </table:table-cell>
          <table:table-cell table:style-name="ce1" office:value-type="float" office:value="3569462">
            <text:p>3569462</text:p>
          </table:table-cell>
          <table:table-cell table:style-name="ce1" office:value-type="float" office:value="2547872">
            <text:p>2547872</text:p>
          </table:table-cell>
          <table:table-cell/>
        </table:table-row>
        <table:table-row table:style-name="ro1">
          <table:table-cell table:style-name="ce1" office:value-type="float" office:value="56709">
            <text:p>56709</text:p>
          </table:table-cell>
          <table:table-cell table:style-name="ce1" office:value-type="float" office:value="1388766">
            <text:p>1388766</text:p>
          </table:table-cell>
          <table:table-cell table:style-name="ce1" office:value-type="float" office:value="2863225">
            <text:p>2863225</text:p>
          </table:table-cell>
          <table:table-cell table:style-name="ce1" office:value-type="float" office:value="3066960">
            <text:p>3066960</text:p>
          </table:table-cell>
          <table:table-cell/>
        </table:table-row>
        <table:table-row table:style-name="ro1">
          <table:table-cell table:style-name="ce1" office:value-type="float" office:value="59315">
            <text:p>59315</text:p>
          </table:table-cell>
          <table:table-cell table:style-name="ce1" office:value-type="float" office:value="1288843">
            <text:p>1288843</text:p>
          </table:table-cell>
          <table:table-cell table:style-name="ce1" office:value-type="float" office:value="2876222">
            <text:p>2876222</text:p>
          </table:table-cell>
          <table:table-cell table:style-name="ce1" office:value-type="float" office:value="2259087">
            <text:p>2259087</text:p>
          </table:table-cell>
          <table:table-cell/>
        </table:table-row>
        <table:table-row table:style-name="ro1">
          <table:table-cell table:style-name="ce1" office:value-type="float" office:value="60466">
            <text:p>60466</text:p>
          </table:table-cell>
          <table:table-cell table:style-name="ce1" office:value-type="float" office:value="1166728">
            <text:p>1166728</text:p>
          </table:table-cell>
          <table:table-cell table:style-name="ce1" office:value-type="float" office:value="3136201">
            <text:p>3136201</text:p>
          </table:table-cell>
          <table:table-cell table:style-name="ce1" office:value-type="float" office:value="2267338">
            <text:p>2267338</text:p>
          </table:table-cell>
          <table:table-cell/>
        </table:table-row>
        <table:table-row table:style-name="ro1">
          <table:table-cell table:style-name="ce1" office:value-type="float" office:value="59117">
            <text:p>59117</text:p>
          </table:table-cell>
          <table:table-cell table:style-name="ce1" office:value-type="float" office:value="1225671">
            <text:p>1225671</text:p>
          </table:table-cell>
          <table:table-cell table:style-name="ce1" office:value-type="float" office:value="4308135">
            <text:p>4308135</text:p>
          </table:table-cell>
          <table:table-cell table:style-name="ce1" office:value-type="float" office:value="2078362">
            <text:p>2078362</text:p>
          </table:table-cell>
          <table:table-cell/>
        </table:table-row>
        <table:table-row table:style-name="ro1">
          <table:table-cell table:style-name="ce1" office:value-type="float" office:value="56871">
            <text:p>56871</text:p>
          </table:table-cell>
          <table:table-cell table:style-name="ce1" office:value-type="float" office:value="1243725">
            <text:p>1243725</text:p>
          </table:table-cell>
          <table:table-cell table:style-name="ce1" office:value-type="float" office:value="2804012">
            <text:p>2804012</text:p>
          </table:table-cell>
          <table:table-cell table:style-name="ce1" office:value-type="float" office:value="1740849">
            <text:p>1740849</text:p>
          </table:table-cell>
          <table:table-cell/>
        </table:table-row>
        <table:table-row table:style-name="ro1">
          <table:table-cell table:style-name="ce1" office:value-type="float" office:value="60352">
            <text:p>60352</text:p>
          </table:table-cell>
          <table:table-cell table:style-name="ce1" office:value-type="float" office:value="1315130">
            <text:p>1315130</text:p>
          </table:table-cell>
          <table:table-cell table:style-name="ce1" office:value-type="float" office:value="2881184">
            <text:p>2881184</text:p>
          </table:table-cell>
          <table:table-cell table:style-name="ce1" office:value-type="float" office:value="1789329">
            <text:p>1789329</text:p>
          </table:table-cell>
          <table:table-cell/>
        </table:table-row>
        <table:table-row table:style-name="ro1">
          <table:table-cell table:style-name="ce1" office:value-type="float" office:value="56305">
            <text:p>56305</text:p>
          </table:table-cell>
          <table:table-cell table:style-name="ce1" office:value-type="float" office:value="1152642">
            <text:p>1152642</text:p>
          </table:table-cell>
          <table:table-cell table:style-name="ce1" office:value-type="float" office:value="5503980">
            <text:p>5503980</text:p>
          </table:table-cell>
          <table:table-cell table:style-name="ce1" office:value-type="float" office:value="2035757">
            <text:p>2035757</text:p>
          </table:table-cell>
          <table:table-cell/>
        </table:table-row>
        <table:table-row table:style-name="ro1">
          <table:table-cell table:style-name="ce1" office:value-type="float" office:value="56814">
            <text:p>56814</text:p>
          </table:table-cell>
          <table:table-cell table:style-name="ce1" office:value-type="float" office:value="1012029">
            <text:p>1012029</text:p>
          </table:table-cell>
          <table:table-cell table:style-name="ce1" office:value-type="float" office:value="2987726">
            <text:p>2987726</text:p>
          </table:table-cell>
          <table:table-cell table:style-name="ce1" office:value-type="float" office:value="1732686">
            <text:p>1732686</text:p>
          </table:table-cell>
          <table:table-cell/>
        </table:table-row>
        <table:table-row table:style-name="ro1">
          <table:table-cell table:style-name="ce1" office:value-type="float" office:value="58904">
            <text:p>58904</text:p>
          </table:table-cell>
          <table:table-cell table:style-name="ce1" office:value-type="float" office:value="1173536">
            <text:p>1173536</text:p>
          </table:table-cell>
          <table:table-cell table:style-name="ce1" office:value-type="float" office:value="4156590">
            <text:p>4156590</text:p>
          </table:table-cell>
          <table:table-cell table:style-name="ce1" office:value-type="float" office:value="1742593">
            <text:p>1742593</text:p>
          </table:table-cell>
          <table:table-cell/>
        </table:table-row>
        <table:table-row table:style-name="ro1">
          <table:table-cell table:style-name="ce1" office:value-type="float" office:value="57703">
            <text:p>57703</text:p>
          </table:table-cell>
          <table:table-cell table:style-name="ce1" office:value-type="float" office:value="1070196">
            <text:p>1070196</text:p>
          </table:table-cell>
          <table:table-cell table:style-name="ce1" office:value-type="float" office:value="4235667">
            <text:p>4235667</text:p>
          </table:table-cell>
          <table:table-cell table:style-name="ce1" office:value-type="float" office:value="1891151">
            <text:p>1891151</text:p>
          </table:table-cell>
          <table:table-cell/>
        </table:table-row>
        <table:table-row table:style-name="ro1">
          <table:table-cell table:style-name="ce1" office:value-type="float" office:value="56100">
            <text:p>56100</text:p>
          </table:table-cell>
          <table:table-cell table:style-name="ce1" office:value-type="float" office:value="1105674">
            <text:p>1105674</text:p>
          </table:table-cell>
          <table:table-cell table:style-name="ce1" office:value-type="float" office:value="5185332">
            <text:p>5185332</text:p>
          </table:table-cell>
          <table:table-cell table:style-name="ce1" office:value-type="float" office:value="1877575">
            <text:p>1877575</text:p>
          </table:table-cell>
          <table:table-cell/>
        </table:table-row>
        <table:table-row table:style-name="ro1">
          <table:table-cell table:style-name="ce1" office:value-type="float" office:value="57418">
            <text:p>57418</text:p>
          </table:table-cell>
          <table:table-cell table:style-name="ce1" office:value-type="float" office:value="1190692">
            <text:p>1190692</text:p>
          </table:table-cell>
          <table:table-cell table:style-name="ce1" office:value-type="float" office:value="3652678">
            <text:p>3652678</text:p>
          </table:table-cell>
          <table:table-cell table:style-name="ce1" office:value-type="float" office:value="1715820">
            <text:p>1715820</text:p>
          </table:table-cell>
          <table:table-cell/>
        </table:table-row>
        <table:table-row table:style-name="ro1">
          <table:table-cell table:style-name="ce1" office:value-type="float" office:value="53500">
            <text:p>53500</text:p>
          </table:table-cell>
          <table:table-cell table:style-name="ce1" office:value-type="float" office:value="906074">
            <text:p>906074</text:p>
          </table:table-cell>
          <table:table-cell table:style-name="ce1" office:value-type="float" office:value="2333228">
            <text:p>2333228</text:p>
          </table:table-cell>
          <table:table-cell table:style-name="ce1" office:value-type="float" office:value="1440255">
            <text:p>1440255</text:p>
          </table:table-cell>
          <table:table-cell/>
        </table:table-row>
        <table:table-row table:style-name="ro1">
          <table:table-cell table:style-name="ce1" office:value-type="float" office:value="56390">
            <text:p>56390</text:p>
          </table:table-cell>
          <table:table-cell table:style-name="ce1" office:value-type="float" office:value="1070342">
            <text:p>1070342</text:p>
          </table:table-cell>
          <table:table-cell table:style-name="ce1" office:value-type="float" office:value="2647955">
            <text:p>2647955</text:p>
          </table:table-cell>
          <table:table-cell table:style-name="ce1" office:value-type="float" office:value="1589642">
            <text:p>1589642</text:p>
          </table:table-cell>
          <table:table-cell/>
        </table:table-row>
        <table:table-row table:style-name="ro1">
          <table:table-cell table:style-name="ce1" office:value-type="float" office:value="59443">
            <text:p>59443</text:p>
          </table:table-cell>
          <table:table-cell table:style-name="ce1" office:value-type="float" office:value="1160228">
            <text:p>1160228</text:p>
          </table:table-cell>
          <table:table-cell table:style-name="ce1" office:value-type="float" office:value="3363306">
            <text:p>3363306</text:p>
          </table:table-cell>
          <table:table-cell table:style-name="ce1" office:value-type="float" office:value="1986814">
            <text:p>1986814</text:p>
          </table:table-cell>
          <table:table-cell/>
        </table:table-row>
        <table:table-row table:style-name="ro1">
          <table:table-cell table:style-name="ce1" office:value-type="float" office:value="57289">
            <text:p>57289</text:p>
          </table:table-cell>
          <table:table-cell table:style-name="ce1" office:value-type="float" office:value="1115783">
            <text:p>1115783</text:p>
          </table:table-cell>
          <table:table-cell table:style-name="ce1" office:value-type="float" office:value="3184783">
            <text:p>3184783</text:p>
          </table:table-cell>
          <table:table-cell table:style-name="ce1" office:value-type="float" office:value="2051606">
            <text:p>2051606</text:p>
          </table:table-cell>
          <table:table-cell/>
        </table:table-row>
        <table:table-row table:style-name="ro1">
          <table:table-cell table:style-name="ce1" office:value-type="float" office:value="57461">
            <text:p>57461</text:p>
          </table:table-cell>
          <table:table-cell table:style-name="ce1" office:value-type="float" office:value="1256957">
            <text:p>1256957</text:p>
          </table:table-cell>
          <table:table-cell table:style-name="ce1" office:value-type="float" office:value="5869165">
            <text:p>5869165</text:p>
          </table:table-cell>
          <table:table-cell table:style-name="ce1" office:value-type="float" office:value="1838199">
            <text:p>1838199</text:p>
          </table:table-cell>
          <table:table-cell/>
        </table:table-row>
        <table:table-row table:style-name="ro1">
          <table:table-cell table:style-name="ce1" office:value-type="float" office:value="56760">
            <text:p>56760</text:p>
          </table:table-cell>
          <table:table-cell table:style-name="ce1" office:value-type="float" office:value="1037459">
            <text:p>1037459</text:p>
          </table:table-cell>
          <table:table-cell table:style-name="ce1" office:value-type="float" office:value="4112424">
            <text:p>4112424</text:p>
          </table:table-cell>
          <table:table-cell table:style-name="ce1" office:value-type="float" office:value="2072407">
            <text:p>2072407</text:p>
          </table:table-cell>
          <table:table-cell/>
        </table:table-row>
        <table:table-row table:style-name="ro1">
          <table:table-cell table:style-name="ce1" office:value-type="float" office:value="57526">
            <text:p>57526</text:p>
          </table:table-cell>
          <table:table-cell table:style-name="ce1" office:value-type="float" office:value="1018895">
            <text:p>1018895</text:p>
          </table:table-cell>
          <table:table-cell table:style-name="ce1" office:value-type="float" office:value="5554087">
            <text:p>5554087</text:p>
          </table:table-cell>
          <table:table-cell table:style-name="ce1" office:value-type="float" office:value="1910898">
            <text:p>1910898</text:p>
          </table:table-cell>
          <table:table-cell/>
        </table:table-row>
        <table:table-row table:style-name="ro1">
          <table:table-cell table:style-name="ce1" office:value-type="float" office:value="62197">
            <text:p>62197</text:p>
          </table:table-cell>
          <table:table-cell table:style-name="ce1" office:value-type="float" office:value="1176573">
            <text:p>1176573</text:p>
          </table:table-cell>
          <table:table-cell table:style-name="ce1" office:value-type="float" office:value="9336627">
            <text:p>9336627</text:p>
          </table:table-cell>
          <table:table-cell table:style-name="ce1" office:value-type="float" office:value="1809584">
            <text:p>1809584</text:p>
          </table:table-cell>
          <table:table-cell/>
        </table:table-row>
        <table:table-row table:style-name="ro1">
          <table:table-cell table:style-name="ce1" office:value-type="float" office:value="57807">
            <text:p>57807</text:p>
          </table:table-cell>
          <table:table-cell table:style-name="ce1" office:value-type="float" office:value="1126574">
            <text:p>1126574</text:p>
          </table:table-cell>
          <table:table-cell table:style-name="ce1" office:value-type="float" office:value="2888512">
            <text:p>2888512</text:p>
          </table:table-cell>
          <table:table-cell table:style-name="ce1" office:value-type="float" office:value="1926437">
            <text:p>1926437</text:p>
          </table:table-cell>
          <table:table-cell/>
        </table:table-row>
        <table:table-row table:style-name="ro1">
          <table:table-cell table:style-name="ce1" office:value-type="float" office:value="56668">
            <text:p>56668</text:p>
          </table:table-cell>
          <table:table-cell table:style-name="ce1" office:value-type="float" office:value="1156778">
            <text:p>1156778</text:p>
          </table:table-cell>
          <table:table-cell table:style-name="ce1" office:value-type="float" office:value="2914440">
            <text:p>2914440</text:p>
          </table:table-cell>
          <table:table-cell table:style-name="ce1" office:value-type="float" office:value="1660305">
            <text:p>1660305</text:p>
          </table:table-cell>
          <table:table-cell/>
        </table:table-row>
        <table:table-row table:style-name="ro1">
          <table:table-cell table:style-name="ce1" office:value-type="float" office:value="56874">
            <text:p>56874</text:p>
          </table:table-cell>
          <table:table-cell table:style-name="ce1" office:value-type="float" office:value="1011236">
            <text:p>1011236</text:p>
          </table:table-cell>
          <table:table-cell table:style-name="ce1" office:value-type="float" office:value="7792060">
            <text:p>7792060</text:p>
          </table:table-cell>
          <table:table-cell table:style-name="ce1" office:value-type="float" office:value="1603044">
            <text:p>1603044</text:p>
          </table:table-cell>
          <table:table-cell/>
        </table:table-row>
        <table:table-row table:style-name="ro1">
          <table:table-cell table:style-name="ce1" office:value-type="float" office:value="59609">
            <text:p>59609</text:p>
          </table:table-cell>
          <table:table-cell table:style-name="ce1" office:value-type="float" office:value="1168213">
            <text:p>1168213</text:p>
          </table:table-cell>
          <table:table-cell table:style-name="ce1" office:value-type="float" office:value="2925941">
            <text:p>2925941</text:p>
          </table:table-cell>
          <table:table-cell table:style-name="ce1" office:value-type="float" office:value="1486573">
            <text:p>1486573</text:p>
          </table:table-cell>
          <table:table-cell/>
        </table:table-row>
        <table:table-row table:style-name="ro1">
          <table:table-cell table:style-name="ce1" office:value-type="float" office:value="59189">
            <text:p>59189</text:p>
          </table:table-cell>
          <table:table-cell table:style-name="ce1" office:value-type="float" office:value="1270133">
            <text:p>1270133</text:p>
          </table:table-cell>
          <table:table-cell table:style-name="ce1" office:value-type="float" office:value="11527571">
            <text:p>11527571</text:p>
          </table:table-cell>
          <table:table-cell table:style-name="ce1" office:value-type="float" office:value="1943387">
            <text:p>1943387</text:p>
          </table:table-cell>
          <table:table-cell/>
        </table:table-row>
        <table:table-row table:style-name="ro1">
          <table:table-cell table:style-name="ce1" office:value-type="float" office:value="57158">
            <text:p>57158</text:p>
          </table:table-cell>
          <table:table-cell table:style-name="ce1" office:value-type="float" office:value="1114486">
            <text:p>1114486</text:p>
          </table:table-cell>
          <table:table-cell table:style-name="ce1" office:value-type="float" office:value="4306816">
            <text:p>4306816</text:p>
          </table:table-cell>
          <table:table-cell table:style-name="ce1" office:value-type="float" office:value="2310171">
            <text:p>2310171</text:p>
          </table:table-cell>
          <table:table-cell/>
        </table:table-row>
        <table:table-row table:style-name="ro1">
          <table:table-cell table:style-name="ce1" office:value-type="float" office:value="57037">
            <text:p>57037</text:p>
          </table:table-cell>
          <table:table-cell table:style-name="ce1" office:value-type="float" office:value="1194432">
            <text:p>1194432</text:p>
          </table:table-cell>
          <table:table-cell table:style-name="ce1" office:value-type="float" office:value="3046062">
            <text:p>3046062</text:p>
          </table:table-cell>
          <table:table-cell table:style-name="ce1" office:value-type="float" office:value="3296991">
            <text:p>3296991</text:p>
          </table:table-cell>
          <table:table-cell/>
        </table:table-row>
        <table:table-row table:style-name="ro1">
          <table:table-cell table:style-name="ce1" office:value-type="float" office:value="56473">
            <text:p>56473</text:p>
          </table:table-cell>
          <table:table-cell table:style-name="ce1" office:value-type="float" office:value="1185272">
            <text:p>1185272</text:p>
          </table:table-cell>
          <table:table-cell table:style-name="ce1" office:value-type="float" office:value="3305167">
            <text:p>3305167</text:p>
          </table:table-cell>
          <table:table-cell table:style-name="ce1" office:value-type="float" office:value="2501290">
            <text:p>2501290</text:p>
          </table:table-cell>
          <table:table-cell/>
        </table:table-row>
        <table:table-row table:style-name="ro1">
          <table:table-cell table:style-name="ce1" office:value-type="float" office:value="56616">
            <text:p>56616</text:p>
          </table:table-cell>
          <table:table-cell table:style-name="ce1" office:value-type="float" office:value="1189130">
            <text:p>1189130</text:p>
          </table:table-cell>
          <table:table-cell table:style-name="ce1" office:value-type="float" office:value="3088140">
            <text:p>3088140</text:p>
          </table:table-cell>
          <table:table-cell table:style-name="ce1" office:value-type="float" office:value="2765880">
            <text:p>2765880</text:p>
          </table:table-cell>
          <table:table-cell/>
        </table:table-row>
        <table:table-row table:style-name="ro1">
          <table:table-cell table:style-name="ce1" office:value-type="float" office:value="54012">
            <text:p>54012</text:p>
          </table:table-cell>
          <table:table-cell table:style-name="ce1" office:value-type="float" office:value="853390">
            <text:p>853390</text:p>
          </table:table-cell>
          <table:table-cell table:style-name="ce1" office:value-type="float" office:value="3618908">
            <text:p>3618908</text:p>
          </table:table-cell>
          <table:table-cell table:style-name="ce1" office:value-type="float" office:value="2944000">
            <text:p>2944000</text:p>
          </table:table-cell>
          <table:table-cell/>
        </table:table-row>
        <table:table-row table:style-name="ro1">
          <table:table-cell table:style-name="ce1" office:value-type="float" office:value="57397">
            <text:p>57397</text:p>
          </table:table-cell>
          <table:table-cell table:style-name="ce1" office:value-type="float" office:value="1144883">
            <text:p>1144883</text:p>
          </table:table-cell>
          <table:table-cell table:style-name="ce1" office:value-type="float" office:value="2843581">
            <text:p>2843581</text:p>
          </table:table-cell>
          <table:table-cell table:style-name="ce1" office:value-type="float" office:value="1836057">
            <text:p>1836057</text:p>
          </table:table-cell>
          <table:table-cell/>
        </table:table-row>
        <table:table-row table:style-name="ro1">
          <table:table-cell table:style-name="ce1" office:value-type="float" office:value="57209">
            <text:p>57209</text:p>
          </table:table-cell>
          <table:table-cell table:style-name="ce1" office:value-type="float" office:value="1105296">
            <text:p>1105296</text:p>
          </table:table-cell>
          <table:table-cell table:style-name="ce1" office:value-type="float" office:value="6733580">
            <text:p>6733580</text:p>
          </table:table-cell>
          <table:table-cell table:style-name="ce1" office:value-type="float" office:value="1773040">
            <text:p>1773040</text:p>
          </table:table-cell>
          <table:table-cell/>
        </table:table-row>
        <table:table-row table:style-name="ro1">
          <table:table-cell table:style-name="ce1" office:value-type="float" office:value="56509">
            <text:p>56509</text:p>
          </table:table-cell>
          <table:table-cell table:style-name="ce1" office:value-type="float" office:value="1136031">
            <text:p>1136031</text:p>
          </table:table-cell>
          <table:table-cell table:style-name="ce1" office:value-type="float" office:value="2928343">
            <text:p>2928343</text:p>
          </table:table-cell>
          <table:table-cell table:style-name="ce1" office:value-type="float" office:value="1728323">
            <text:p>1728323</text:p>
          </table:table-cell>
          <table:table-cell/>
        </table:table-row>
        <table:table-row table:style-name="ro1">
          <table:table-cell table:style-name="ce1" office:value-type="float" office:value="55688">
            <text:p>55688</text:p>
          </table:table-cell>
          <table:table-cell table:style-name="ce1" office:value-type="float" office:value="1067447">
            <text:p>1067447</text:p>
          </table:table-cell>
          <table:table-cell table:style-name="ce1" office:value-type="float" office:value="2705772">
            <text:p>2705772</text:p>
          </table:table-cell>
          <table:table-cell table:style-name="ce1" office:value-type="float" office:value="1702299">
            <text:p>1702299</text:p>
          </table:table-cell>
          <table:table-cell/>
        </table:table-row>
        <table:table-row table:style-name="ro1">
          <table:table-cell table:style-name="ce1" office:value-type="float" office:value="56262">
            <text:p>56262</text:p>
          </table:table-cell>
          <table:table-cell table:style-name="ce1" office:value-type="float" office:value="1059999">
            <text:p>1059999</text:p>
          </table:table-cell>
          <table:table-cell table:style-name="ce1" office:value-type="float" office:value="3174651">
            <text:p>3174651</text:p>
          </table:table-cell>
          <table:table-cell table:style-name="ce1" office:value-type="float" office:value="1880760">
            <text:p>1880760</text:p>
          </table:table-cell>
          <table:table-cell/>
        </table:table-row>
        <table:table-row table:style-name="ro1">
          <table:table-cell table:style-name="ce1" office:value-type="float" office:value="57158">
            <text:p>57158</text:p>
          </table:table-cell>
          <table:table-cell table:style-name="ce1" office:value-type="float" office:value="1037622">
            <text:p>1037622</text:p>
          </table:table-cell>
          <table:table-cell table:style-name="ce1" office:value-type="float" office:value="2932034">
            <text:p>2932034</text:p>
          </table:table-cell>
          <table:table-cell table:style-name="ce1" office:value-type="float" office:value="2291152">
            <text:p>2291152</text:p>
          </table:table-cell>
          <table:table-cell/>
        </table:table-row>
        <table:table-row table:style-name="ro1">
          <table:table-cell table:style-name="ce1" office:value-type="float" office:value="57620">
            <text:p>57620</text:p>
          </table:table-cell>
          <table:table-cell table:style-name="ce1" office:value-type="float" office:value="1106785">
            <text:p>1106785</text:p>
          </table:table-cell>
          <table:table-cell table:style-name="ce1" office:value-type="float" office:value="2890625">
            <text:p>2890625</text:p>
          </table:table-cell>
          <table:table-cell table:style-name="ce1" office:value-type="float" office:value="3274609">
            <text:p>3274609</text:p>
          </table:table-cell>
          <table:table-cell/>
        </table:table-row>
        <table:table-row table:style-name="ro1">
          <table:table-cell table:style-name="ce1" office:value-type="float" office:value="55960">
            <text:p>55960</text:p>
          </table:table-cell>
          <table:table-cell table:style-name="ce1" office:value-type="float" office:value="1084454">
            <text:p>1084454</text:p>
          </table:table-cell>
          <table:table-cell table:style-name="ce1" office:value-type="float" office:value="3342689">
            <text:p>3342689</text:p>
          </table:table-cell>
          <table:table-cell table:style-name="ce1" office:value-type="float" office:value="2542158">
            <text:p>2542158</text:p>
          </table:table-cell>
          <table:table-cell/>
        </table:table-row>
        <table:table-row table:style-name="ro1">
          <table:table-cell table:style-name="ce1" office:value-type="float" office:value="59557">
            <text:p>59557</text:p>
          </table:table-cell>
          <table:table-cell table:style-name="ce1" office:value-type="float" office:value="1188805">
            <text:p>1188805</text:p>
          </table:table-cell>
          <table:table-cell table:style-name="ce1" office:value-type="float" office:value="4528049">
            <text:p>4528049</text:p>
          </table:table-cell>
          <table:table-cell table:style-name="ce1" office:value-type="float" office:value="3095353">
            <text:p>3095353</text:p>
          </table:table-cell>
          <table:table-cell/>
        </table:table-row>
        <table:table-row table:style-name="ro1">
          <table:table-cell table:style-name="ce1" office:value-type="float" office:value="57115">
            <text:p>57115</text:p>
          </table:table-cell>
          <table:table-cell table:style-name="ce1" office:value-type="float" office:value="1002420">
            <text:p>1002420</text:p>
          </table:table-cell>
          <table:table-cell table:style-name="ce1" office:value-type="float" office:value="2456089">
            <text:p>2456089</text:p>
          </table:table-cell>
          <table:table-cell table:style-name="ce1" office:value-type="float" office:value="3017861">
            <text:p>3017861</text:p>
          </table:table-cell>
          <table:table-cell/>
        </table:table-row>
        <table:table-row table:style-name="ro1">
          <table:table-cell table:style-name="ce1" office:value-type="float" office:value="56720">
            <text:p>56720</text:p>
          </table:table-cell>
          <table:table-cell table:style-name="ce1" office:value-type="float" office:value="1005272">
            <text:p>1005272</text:p>
          </table:table-cell>
          <table:table-cell table:style-name="ce1" office:value-type="float" office:value="2661740">
            <text:p>2661740</text:p>
          </table:table-cell>
          <table:table-cell table:style-name="ce1" office:value-type="float" office:value="3039708">
            <text:p>3039708</text:p>
          </table:table-cell>
          <table:table-cell/>
        </table:table-row>
        <table:table-row table:style-name="ro1">
          <table:table-cell table:style-name="ce1" office:value-type="float" office:value="59825">
            <text:p>59825</text:p>
          </table:table-cell>
          <table:table-cell table:style-name="ce1" office:value-type="float" office:value="1352197">
            <text:p>1352197</text:p>
          </table:table-cell>
          <table:table-cell table:style-name="ce1" office:value-type="float" office:value="2447707">
            <text:p>2447707</text:p>
          </table:table-cell>
          <table:table-cell table:style-name="ce1" office:value-type="float" office:value="3614931">
            <text:p>3614931</text:p>
          </table:table-cell>
          <table:table-cell/>
        </table:table-row>
        <table:table-row table:style-name="ro1">
          <table:table-cell table:style-name="ce1" office:value-type="float" office:value="57207">
            <text:p>57207</text:p>
          </table:table-cell>
          <table:table-cell table:style-name="ce1" office:value-type="float" office:value="1101121">
            <text:p>1101121</text:p>
          </table:table-cell>
          <table:table-cell table:style-name="ce1" office:value-type="float" office:value="2378534">
            <text:p>2378534</text:p>
          </table:table-cell>
          <table:table-cell table:style-name="ce1" office:value-type="float" office:value="3838991">
            <text:p>3838991</text:p>
          </table:table-cell>
          <table:table-cell/>
        </table:table-row>
        <table:table-row table:style-name="ro1">
          <table:table-cell table:style-name="ce1" office:value-type="float" office:value="56697">
            <text:p>56697</text:p>
          </table:table-cell>
          <table:table-cell table:style-name="ce1" office:value-type="float" office:value="1072773">
            <text:p>1072773</text:p>
          </table:table-cell>
          <table:table-cell table:style-name="ce1" office:value-type="float" office:value="1941592">
            <text:p>1941592</text:p>
          </table:table-cell>
          <table:table-cell table:style-name="ce1" office:value-type="float" office:value="3530512">
            <text:p>3530512</text:p>
          </table:table-cell>
          <table:table-cell/>
        </table:table-row>
        <table:table-row table:style-name="ro1">
          <table:table-cell table:style-name="ce1" office:value-type="float" office:value="56591">
            <text:p>56591</text:p>
          </table:table-cell>
          <table:table-cell table:style-name="ce1" office:value-type="float" office:value="1007714">
            <text:p>1007714</text:p>
          </table:table-cell>
          <table:table-cell table:style-name="ce1" office:value-type="float" office:value="2794904">
            <text:p>2794904</text:p>
          </table:table-cell>
          <table:table-cell table:style-name="ce1" office:value-type="float" office:value="4070366">
            <text:p>4070366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formula="of:=AVERAGE([.A12:.A103])" office:value-type="float" office:value="57956.2826086957">
            <text:p>57956.2826086957</text:p>
          </table:table-cell>
          <table:table-cell table:formula="of:=AVERAGE([.B12:.B103])" office:value-type="float" office:value="1318667.65217391">
            <text:p>1318667.65217391</text:p>
          </table:table-cell>
          <table:table-cell table:formula="of:=AVERAGE([.C12:.C103])" office:value-type="float" office:value="3944160.90217391">
            <text:p>3944160.90217391</text:p>
          </table:table-cell>
          <table:table-cell table:formula="of:=AVERAGE([.D12:.D103])" office:value-type="float" office:value="2801949.90217391">
            <text:p>2801949.90217391</text:p>
          </table:table-cell>
          <table:table-cell office:value-type="string">
            <text:p>Average</text:p>
          </table:table-cell>
        </table:table-row>
        <table:table-row table:style-name="ro1">
          <table:table-cell table:formula="of:=STDEV([.A12:.A103])" office:value-type="float" office:value="2216.00773259098">
            <text:p>2216.007732591</text:p>
          </table:table-cell>
          <table:table-cell table:formula="of:=STDEV([.B12:.B103])" office:value-type="float" office:value="366513.494917869">
            <text:p>366513.494917869</text:p>
          </table:table-cell>
          <table:table-cell table:formula="of:=STDEV([.C12:.C103])" office:value-type="float" office:value="2262605.93277552">
            <text:p>2262605.93277552</text:p>
          </table:table-cell>
          <table:table-cell table:formula="of:=STDEV([.D12:.D103])" office:value-type="float" office:value="2190547.84524218">
            <text:p>2190547.84524218</text:p>
          </table:table-cell>
          <table:table-cell office:value-type="string">
            <text:p>Stddev</text:p>
          </table:table-cell>
        </table:table-row>
        <table:table-row table:style-name="ro1" table:number-rows-repeated="104846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9T15:44:54</meta:creation-date>
    <dc:date>2013-10-09T17:12:05</dc:date>
    <meta:editing-duration>PT1H26M47S</meta:editing-duration>
    <meta:editing-cycles>4</meta:editing-cycles>
    <meta:generator>LibreOffice/4.0.2.2$Linux_X86_64 LibreOffice_project/400m0$Build-2</meta:generator>
    <meta:document-statistic meta:table-count="1" meta:cell-count="4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899cm" svg:height="15.183cm" xlink:href=".." xlink:type="simple" chart:class="chart:line" chart:style-name="ch1">
        <chart:legend chart:legend-position="end" svg:x="34.449cm" svg:y="6.545cm" style:legend-expansion="high" chart:style-name="ch2"/>
        <chart:plot-area chart:style-name="ch3" table:cell-range-address="'Query1 100_2_2'.A3:'Query1 100_2_2'.D3 'Query1 100_2_2'.A13:'Query1 100_2_2'.D103" chart:data-source-has-labels="row" svg:x="1.267cm" svg:y="1.347cm" svg:width="31.548cm" svg:height="13.113cm">
          <chartooo:coordinate-region svg:x="3.185cm" svg:y="1.546cm" svg:width="29.49cm" svg:height="12.1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Query1 100_2_2'.A13:'Query1 100_2_2'.A103" chart:label-cell-address="'Query1 100_2_2'.A3:'Query1 100_2_2'.A3" chart:class="chart:line">
            <chart:data-point chart:repeated="91"/>
          </chart:series>
          <chart:series chart:style-name="ch8" chart:values-cell-range-address="'Query1 100_2_2'.B13:'Query1 100_2_2'.B103" chart:label-cell-address="'Query1 100_2_2'.B3:'Query1 100_2_2'.B3" chart:class="chart:line">
            <chart:data-point chart:repeated="91"/>
          </chart:series>
          <chart:series chart:style-name="ch9" chart:values-cell-range-address="'Query1 100_2_2'.C13:'Query1 100_2_2'.C103" chart:label-cell-address="'Query1 100_2_2'.C3:'Query1 100_2_2'.C3" chart:class="chart:line">
            <chart:data-point chart:repeated="91"/>
          </chart:series>
          <chart:series chart:style-name="ch10" chart:values-cell-range-address="'Query1 100_2_2'.D13:'Query1 100_2_2'.D103" chart:label-cell-address="'Query1 100_2_2'.D3:'Query1 100_2_2'.D3" chart:class="chart:line">
            <chart:data-point chart:repeated="9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o4j_CoreAPI</text:p>
                <draw:g>
                  <svg:desc>'Query1 100_2_2'.A3:'Query1 100_2_2'.A3</svg:desc>
                </draw:g>
              </table:table-cell>
              <table:table-cell office:value-type="string">
                <text:p>Titan_CoreAPI_BerkeleyDB</text:p>
                <draw:g>
                  <svg:desc>'Query1 100_2_2'.B3:'Query1 100_2_2'.B3</svg:desc>
                </draw:g>
              </table:table-cell>
              <table:table-cell office:value-type="string">
                <text:p>Titan_CoreAPI_Cassandra</text:p>
                <draw:g>
                  <svg:desc>'Query1 100_2_2'.C3:'Query1 100_2_2'.C3</svg:desc>
                </draw:g>
              </table:table-cell>
              <table:table-cell office:value-type="string">
                <text:p>Titan_CoreAPI_Cassandra_batch</text:p>
                <draw:g>
                  <svg:desc>'Query1 100_2_2'.D3:'Query1 100_2_2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795">
                <text:p>61795</text:p>
                <draw:g>
                  <svg:desc>'Query1 100_2_2'.A13:'Query1 100_2_2'.A103</svg:desc>
                </draw:g>
              </table:table-cell>
              <table:table-cell office:value-type="float" office:value="1335584">
                <text:p>1335584</text:p>
                <draw:g>
                  <svg:desc>'Query1 100_2_2'.B13:'Query1 100_2_2'.B103</svg:desc>
                </draw:g>
              </table:table-cell>
              <table:table-cell office:value-type="float" office:value="3099426">
                <text:p>3099426</text:p>
                <draw:g>
                  <svg:desc>'Query1 100_2_2'.C13:'Query1 100_2_2'.C103</svg:desc>
                </draw:g>
              </table:table-cell>
              <table:table-cell office:value-type="float" office:value="8907468">
                <text:p>8907468</text:p>
                <draw:g>
                  <svg:desc>'Query1 100_2_2'.D13:'Query1 100_2_2'.D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486">
                <text:p>62486</text:p>
              </table:table-cell>
              <table:table-cell office:value-type="float" office:value="1341635">
                <text:p>1341635</text:p>
              </table:table-cell>
              <table:table-cell office:value-type="float" office:value="4373473">
                <text:p>4373473</text:p>
              </table:table-cell>
              <table:table-cell office:value-type="float" office:value="15642137">
                <text:p>156421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722">
                <text:p>58722</text:p>
              </table:table-cell>
              <table:table-cell office:value-type="float" office:value="1283873">
                <text:p>1283873</text:p>
              </table:table-cell>
              <table:table-cell office:value-type="float" office:value="2908271">
                <text:p>2908271</text:p>
              </table:table-cell>
              <table:table-cell office:value-type="float" office:value="2003902">
                <text:p>2003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636">
                <text:p>56636</text:p>
              </table:table-cell>
              <table:table-cell office:value-type="float" office:value="1363903">
                <text:p>1363903</text:p>
              </table:table-cell>
              <table:table-cell office:value-type="float" office:value="2889356">
                <text:p>2889356</text:p>
              </table:table-cell>
              <table:table-cell office:value-type="float" office:value="1490888">
                <text:p>14908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973">
                <text:p>56973</text:p>
              </table:table-cell>
              <table:table-cell office:value-type="float" office:value="1343216">
                <text:p>1343216</text:p>
              </table:table-cell>
              <table:table-cell office:value-type="float" office:value="2830378">
                <text:p>2830378</text:p>
              </table:table-cell>
              <table:table-cell office:value-type="float" office:value="1537973">
                <text:p>15379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092">
                <text:p>57092</text:p>
              </table:table-cell>
              <table:table-cell office:value-type="float" office:value="1383493">
                <text:p>1383493</text:p>
              </table:table-cell>
              <table:table-cell office:value-type="float" office:value="3761723">
                <text:p>3761723</text:p>
              </table:table-cell>
              <table:table-cell office:value-type="float" office:value="1844011">
                <text:p>1844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837">
                <text:p>59837</text:p>
              </table:table-cell>
              <table:table-cell office:value-type="float" office:value="1517625">
                <text:p>1517625</text:p>
              </table:table-cell>
              <table:table-cell office:value-type="float" office:value="2813424">
                <text:p>2813424</text:p>
              </table:table-cell>
              <table:table-cell office:value-type="float" office:value="2351917">
                <text:p>23519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280">
                <text:p>69280</text:p>
              </table:table-cell>
              <table:table-cell office:value-type="float" office:value="1415831">
                <text:p>1415831</text:p>
              </table:table-cell>
              <table:table-cell office:value-type="float" office:value="2367149">
                <text:p>2367149</text:p>
              </table:table-cell>
              <table:table-cell office:value-type="float" office:value="2170165">
                <text:p>21701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202">
                <text:p>60202</text:p>
              </table:table-cell>
              <table:table-cell office:value-type="float" office:value="1565216">
                <text:p>1565216</text:p>
              </table:table-cell>
              <table:table-cell office:value-type="float" office:value="2325685">
                <text:p>2325685</text:p>
              </table:table-cell>
              <table:table-cell office:value-type="float" office:value="2107440">
                <text:p>21074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818">
                <text:p>57818</text:p>
              </table:table-cell>
              <table:table-cell office:value-type="float" office:value="1404432">
                <text:p>1404432</text:p>
              </table:table-cell>
              <table:table-cell office:value-type="float" office:value="3325620">
                <text:p>3325620</text:p>
              </table:table-cell>
              <table:table-cell office:value-type="float" office:value="2263206">
                <text:p>22632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204">
                <text:p>58204</text:p>
              </table:table-cell>
              <table:table-cell office:value-type="float" office:value="2328867">
                <text:p>2328867</text:p>
              </table:table-cell>
              <table:table-cell office:value-type="float" office:value="5150985">
                <text:p>5150985</text:p>
              </table:table-cell>
              <table:table-cell office:value-type="float" office:value="2593512">
                <text:p>25935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472">
                <text:p>57472</text:p>
              </table:table-cell>
              <table:table-cell office:value-type="float" office:value="2163650">
                <text:p>2163650</text:p>
              </table:table-cell>
              <table:table-cell office:value-type="float" office:value="2854527">
                <text:p>2854527</text:p>
              </table:table-cell>
              <table:table-cell office:value-type="float" office:value="2611060">
                <text:p>26110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435">
                <text:p>62435</text:p>
              </table:table-cell>
              <table:table-cell office:value-type="float" office:value="2348367">
                <text:p>2348367</text:p>
              </table:table-cell>
              <table:table-cell office:value-type="float" office:value="2776748">
                <text:p>2776748</text:p>
              </table:table-cell>
              <table:table-cell office:value-type="float" office:value="2159547">
                <text:p>21595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196">
                <text:p>57196</text:p>
              </table:table-cell>
              <table:table-cell office:value-type="float" office:value="2736510">
                <text:p>2736510</text:p>
              </table:table-cell>
              <table:table-cell office:value-type="float" office:value="2798015">
                <text:p>2798015</text:p>
              </table:table-cell>
              <table:table-cell office:value-type="float" office:value="2094090">
                <text:p>20940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108">
                <text:p>54108</text:p>
              </table:table-cell>
              <table:table-cell office:value-type="float" office:value="2088414">
                <text:p>2088414</text:p>
              </table:table-cell>
              <table:table-cell office:value-type="float" office:value="3372581">
                <text:p>3372581</text:p>
              </table:table-cell>
              <table:table-cell office:value-type="float" office:value="2487439">
                <text:p>24874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425">
                <text:p>59425</text:p>
              </table:table-cell>
              <table:table-cell office:value-type="float" office:value="2093699">
                <text:p>2093699</text:p>
              </table:table-cell>
              <table:table-cell office:value-type="float" office:value="4159108">
                <text:p>4159108</text:p>
              </table:table-cell>
              <table:table-cell office:value-type="float" office:value="2249280">
                <text:p>22492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621">
                <text:p>59621</text:p>
              </table:table-cell>
              <table:table-cell office:value-type="float" office:value="2026432">
                <text:p>2026432</text:p>
              </table:table-cell>
              <table:table-cell office:value-type="float" office:value="5906915">
                <text:p>5906915</text:p>
              </table:table-cell>
              <table:table-cell office:value-type="float" office:value="2141182">
                <text:p>21411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243">
                <text:p>57243</text:p>
              </table:table-cell>
              <table:table-cell office:value-type="float" office:value="1248411">
                <text:p>1248411</text:p>
              </table:table-cell>
              <table:table-cell office:value-type="float" office:value="3458002">
                <text:p>3458002</text:p>
              </table:table-cell>
              <table:table-cell office:value-type="float" office:value="2083983">
                <text:p>20839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667">
                <text:p>56667</text:p>
              </table:table-cell>
              <table:table-cell office:value-type="float" office:value="1159774">
                <text:p>1159774</text:p>
              </table:table-cell>
              <table:table-cell office:value-type="float" office:value="15411823">
                <text:p>15411823</text:p>
              </table:table-cell>
              <table:table-cell office:value-type="float" office:value="2344737">
                <text:p>23447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934">
                <text:p>55934</text:p>
              </table:table-cell>
              <table:table-cell office:value-type="float" office:value="1085838">
                <text:p>1085838</text:p>
              </table:table-cell>
              <table:table-cell office:value-type="float" office:value="3474916">
                <text:p>3474916</text:p>
              </table:table-cell>
              <table:table-cell office:value-type="float" office:value="2289847">
                <text:p>22898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007">
                <text:p>57007</text:p>
              </table:table-cell>
              <table:table-cell office:value-type="float" office:value="1079493">
                <text:p>1079493</text:p>
              </table:table-cell>
              <table:table-cell office:value-type="float" office:value="2768813">
                <text:p>2768813</text:p>
              </table:table-cell>
              <table:table-cell office:value-type="float" office:value="2507621">
                <text:p>25076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615">
                <text:p>53615</text:p>
              </table:table-cell>
              <table:table-cell office:value-type="float" office:value="882478">
                <text:p>882478</text:p>
              </table:table-cell>
              <table:table-cell office:value-type="float" office:value="6052084">
                <text:p>6052084</text:p>
              </table:table-cell>
              <table:table-cell office:value-type="float" office:value="1680139">
                <text:p>16801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028">
                <text:p>59028</text:p>
              </table:table-cell>
              <table:table-cell office:value-type="float" office:value="1223595">
                <text:p>1223595</text:p>
              </table:table-cell>
              <table:table-cell office:value-type="float" office:value="2344785">
                <text:p>2344785</text:p>
              </table:table-cell>
              <table:table-cell office:value-type="float" office:value="1175417">
                <text:p>11754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991">
                <text:p>55991</text:p>
              </table:table-cell>
              <table:table-cell office:value-type="float" office:value="1068376">
                <text:p>1068376</text:p>
              </table:table-cell>
              <table:table-cell office:value-type="float" office:value="2997663">
                <text:p>2997663</text:p>
              </table:table-cell>
              <table:table-cell office:value-type="float" office:value="8668773">
                <text:p>86687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304">
                <text:p>60304</text:p>
              </table:table-cell>
              <table:table-cell office:value-type="float" office:value="1245318">
                <text:p>1245318</text:p>
              </table:table-cell>
              <table:table-cell office:value-type="float" office:value="2764963">
                <text:p>2764963</text:p>
              </table:table-cell>
              <table:table-cell office:value-type="float" office:value="1774436">
                <text:p>17744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2183">
                <text:p>62183</text:p>
              </table:table-cell>
              <table:table-cell office:value-type="float" office:value="1068325">
                <text:p>1068325</text:p>
              </table:table-cell>
              <table:table-cell office:value-type="float" office:value="5260496">
                <text:p>5260496</text:p>
              </table:table-cell>
              <table:table-cell office:value-type="float" office:value="1498454">
                <text:p>14984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634">
                <text:p>56634</text:p>
              </table:table-cell>
              <table:table-cell office:value-type="float" office:value="1161225">
                <text:p>1161225</text:p>
              </table:table-cell>
              <table:table-cell office:value-type="float" office:value="2835482">
                <text:p>2835482</text:p>
              </table:table-cell>
              <table:table-cell office:value-type="float" office:value="1414114">
                <text:p>14141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321">
                <text:p>57321</text:p>
              </table:table-cell>
              <table:table-cell office:value-type="float" office:value="1112801">
                <text:p>1112801</text:p>
              </table:table-cell>
              <table:table-cell office:value-type="float" office:value="3391806">
                <text:p>3391806</text:p>
              </table:table-cell>
              <table:table-cell office:value-type="float" office:value="1809734">
                <text:p>18097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1519">
                <text:p>61519</text:p>
              </table:table-cell>
              <table:table-cell office:value-type="float" office:value="1258082">
                <text:p>1258082</text:p>
              </table:table-cell>
              <table:table-cell office:value-type="float" office:value="5347587">
                <text:p>5347587</text:p>
              </table:table-cell>
              <table:table-cell office:value-type="float" office:value="1710956">
                <text:p>17109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981">
                <text:p>56981</text:p>
              </table:table-cell>
              <table:table-cell office:value-type="float" office:value="1104440">
                <text:p>1104440</text:p>
              </table:table-cell>
              <table:table-cell office:value-type="float" office:value="2989695">
                <text:p>2989695</text:p>
              </table:table-cell>
              <table:table-cell office:value-type="float" office:value="1703118">
                <text:p>17031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446">
                <text:p>57446</text:p>
              </table:table-cell>
              <table:table-cell office:value-type="float" office:value="2082899">
                <text:p>2082899</text:p>
              </table:table-cell>
              <table:table-cell office:value-type="float" office:value="2885076">
                <text:p>2885076</text:p>
              </table:table-cell>
              <table:table-cell office:value-type="float" office:value="2823399">
                <text:p>28233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021">
                <text:p>57021</text:p>
              </table:table-cell>
              <table:table-cell office:value-type="float" office:value="1242850">
                <text:p>1242850</text:p>
              </table:table-cell>
              <table:table-cell office:value-type="float" office:value="14141638">
                <text:p>14141638</text:p>
              </table:table-cell>
              <table:table-cell office:value-type="float" office:value="1842457">
                <text:p>18424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112">
                <text:p>60112</text:p>
              </table:table-cell>
              <table:table-cell office:value-type="float" office:value="1289583">
                <text:p>1289583</text:p>
              </table:table-cell>
              <table:table-cell office:value-type="float" office:value="2815748">
                <text:p>2815748</text:p>
              </table:table-cell>
              <table:table-cell office:value-type="float" office:value="3029477">
                <text:p>30294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398">
                <text:p>57398</text:p>
              </table:table-cell>
              <table:table-cell office:value-type="float" office:value="1187982">
                <text:p>1187982</text:p>
              </table:table-cell>
              <table:table-cell office:value-type="float" office:value="2871417">
                <text:p>2871417</text:p>
              </table:table-cell>
              <table:table-cell office:value-type="float" office:value="3921993">
                <text:p>39219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530">
                <text:p>56530</text:p>
              </table:table-cell>
              <table:table-cell office:value-type="float" office:value="1217090">
                <text:p>1217090</text:p>
              </table:table-cell>
              <table:table-cell office:value-type="float" office:value="3319431">
                <text:p>3319431</text:p>
              </table:table-cell>
              <table:table-cell office:value-type="float" office:value="4063798">
                <text:p>40637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355">
                <text:p>58355</text:p>
              </table:table-cell>
              <table:table-cell office:value-type="float" office:value="1805718">
                <text:p>1805718</text:p>
              </table:table-cell>
              <table:table-cell office:value-type="float" office:value="2947426">
                <text:p>2947426</text:p>
              </table:table-cell>
              <table:table-cell office:value-type="float" office:value="3431298">
                <text:p>34312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382">
                <text:p>56382</text:p>
              </table:table-cell>
              <table:table-cell office:value-type="float" office:value="1930577">
                <text:p>1930577</text:p>
              </table:table-cell>
              <table:table-cell office:value-type="float" office:value="2751833">
                <text:p>2751833</text:p>
              </table:table-cell>
              <table:table-cell office:value-type="float" office:value="3049256">
                <text:p>30492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833">
                <text:p>60833</text:p>
              </table:table-cell>
              <table:table-cell office:value-type="float" office:value="2166046">
                <text:p>2166046</text:p>
              </table:table-cell>
              <table:table-cell office:value-type="float" office:value="7250204">
                <text:p>7250204</text:p>
              </table:table-cell>
              <table:table-cell office:value-type="float" office:value="5105013">
                <text:p>51050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6868">
                <text:p>56868</text:p>
              </table:table-cell>
              <table:table-cell office:value-type="float" office:value="1933488">
                <text:p>1933488</text:p>
              </table:table-cell>
              <table:table-cell office:value-type="float" office:value="2973889">
                <text:p>2973889</text:p>
              </table:table-cell>
              <table:table-cell office:value-type="float" office:value="4085561">
                <text:p>40855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613">
                <text:p>57613</text:p>
              </table:table-cell>
              <table:table-cell office:value-type="float" office:value="1800752">
                <text:p>1800752</text:p>
              </table:table-cell>
              <table:table-cell office:value-type="float" office:value="3383791">
                <text:p>3383791</text:p>
              </table:table-cell>
              <table:table-cell office:value-type="float" office:value="13410432">
                <text:p>134104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9198">
                <text:p>59198</text:p>
              </table:table-cell>
              <table:table-cell office:value-type="float" office:value="1357130">
                <text:p>1357130</text:p>
              </table:table-cell>
              <table:table-cell office:value-type="float" office:value="2879044">
                <text:p>2879044</text:p>
              </table:table-cell>
              <table:table-cell office:value-type="float" office:value="2258753">
                <text:p>22587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788">
                <text:p>56788</text:p>
              </table:table-cell>
              <table:table-cell office:value-type="float" office:value="1076445">
                <text:p>1076445</text:p>
              </table:table-cell>
              <table:table-cell office:value-type="float" office:value="5515725">
                <text:p>5515725</text:p>
              </table:table-cell>
              <table:table-cell office:value-type="float" office:value="3165326">
                <text:p>31653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408">
                <text:p>59408</text:p>
              </table:table-cell>
              <table:table-cell office:value-type="float" office:value="1210604">
                <text:p>1210604</text:p>
              </table:table-cell>
              <table:table-cell office:value-type="float" office:value="2930690">
                <text:p>2930690</text:p>
              </table:table-cell>
              <table:table-cell office:value-type="float" office:value="2430141">
                <text:p>24301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009">
                <text:p>58009</text:p>
              </table:table-cell>
              <table:table-cell office:value-type="float" office:value="1266395">
                <text:p>1266395</text:p>
              </table:table-cell>
              <table:table-cell office:value-type="float" office:value="3111155">
                <text:p>3111155</text:p>
              </table:table-cell>
              <table:table-cell office:value-type="float" office:value="2867013">
                <text:p>28670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889">
                <text:p>59889</text:p>
              </table:table-cell>
              <table:table-cell office:value-type="float" office:value="1313456">
                <text:p>1313456</text:p>
              </table:table-cell>
              <table:table-cell office:value-type="float" office:value="6921202">
                <text:p>6921202</text:p>
              </table:table-cell>
              <table:table-cell office:value-type="float" office:value="2451042">
                <text:p>24510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6281">
                <text:p>56281</text:p>
              </table:table-cell>
              <table:table-cell office:value-type="float" office:value="1814763">
                <text:p>1814763</text:p>
              </table:table-cell>
              <table:table-cell office:value-type="float" office:value="3569462">
                <text:p>3569462</text:p>
              </table:table-cell>
              <table:table-cell office:value-type="float" office:value="2547872">
                <text:p>25478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709">
                <text:p>56709</text:p>
              </table:table-cell>
              <table:table-cell office:value-type="float" office:value="1388766">
                <text:p>1388766</text:p>
              </table:table-cell>
              <table:table-cell office:value-type="float" office:value="2863225">
                <text:p>2863225</text:p>
              </table:table-cell>
              <table:table-cell office:value-type="float" office:value="3066960">
                <text:p>30669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315">
                <text:p>59315</text:p>
              </table:table-cell>
              <table:table-cell office:value-type="float" office:value="1288843">
                <text:p>1288843</text:p>
              </table:table-cell>
              <table:table-cell office:value-type="float" office:value="2876222">
                <text:p>2876222</text:p>
              </table:table-cell>
              <table:table-cell office:value-type="float" office:value="2259087">
                <text:p>22590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466">
                <text:p>60466</text:p>
              </table:table-cell>
              <table:table-cell office:value-type="float" office:value="1166728">
                <text:p>1166728</text:p>
              </table:table-cell>
              <table:table-cell office:value-type="float" office:value="3136201">
                <text:p>3136201</text:p>
              </table:table-cell>
              <table:table-cell office:value-type="float" office:value="2267338">
                <text:p>22673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117">
                <text:p>59117</text:p>
              </table:table-cell>
              <table:table-cell office:value-type="float" office:value="1225671">
                <text:p>1225671</text:p>
              </table:table-cell>
              <table:table-cell office:value-type="float" office:value="4308135">
                <text:p>4308135</text:p>
              </table:table-cell>
              <table:table-cell office:value-type="float" office:value="2078362">
                <text:p>20783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871">
                <text:p>56871</text:p>
              </table:table-cell>
              <table:table-cell office:value-type="float" office:value="1243725">
                <text:p>1243725</text:p>
              </table:table-cell>
              <table:table-cell office:value-type="float" office:value="2804012">
                <text:p>2804012</text:p>
              </table:table-cell>
              <table:table-cell office:value-type="float" office:value="1740849">
                <text:p>17408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352">
                <text:p>60352</text:p>
              </table:table-cell>
              <table:table-cell office:value-type="float" office:value="1315130">
                <text:p>1315130</text:p>
              </table:table-cell>
              <table:table-cell office:value-type="float" office:value="2881184">
                <text:p>2881184</text:p>
              </table:table-cell>
              <table:table-cell office:value-type="float" office:value="1789329">
                <text:p>17893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305">
                <text:p>56305</text:p>
              </table:table-cell>
              <table:table-cell office:value-type="float" office:value="1152642">
                <text:p>1152642</text:p>
              </table:table-cell>
              <table:table-cell office:value-type="float" office:value="5503980">
                <text:p>5503980</text:p>
              </table:table-cell>
              <table:table-cell office:value-type="float" office:value="2035757">
                <text:p>20357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814">
                <text:p>56814</text:p>
              </table:table-cell>
              <table:table-cell office:value-type="float" office:value="1012029">
                <text:p>1012029</text:p>
              </table:table-cell>
              <table:table-cell office:value-type="float" office:value="2987726">
                <text:p>2987726</text:p>
              </table:table-cell>
              <table:table-cell office:value-type="float" office:value="1732686">
                <text:p>17326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904">
                <text:p>58904</text:p>
              </table:table-cell>
              <table:table-cell office:value-type="float" office:value="1173536">
                <text:p>1173536</text:p>
              </table:table-cell>
              <table:table-cell office:value-type="float" office:value="4156590">
                <text:p>4156590</text:p>
              </table:table-cell>
              <table:table-cell office:value-type="float" office:value="1742593">
                <text:p>17425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703">
                <text:p>57703</text:p>
              </table:table-cell>
              <table:table-cell office:value-type="float" office:value="1070196">
                <text:p>1070196</text:p>
              </table:table-cell>
              <table:table-cell office:value-type="float" office:value="4235667">
                <text:p>4235667</text:p>
              </table:table-cell>
              <table:table-cell office:value-type="float" office:value="1891151">
                <text:p>18911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100">
                <text:p>56100</text:p>
              </table:table-cell>
              <table:table-cell office:value-type="float" office:value="1105674">
                <text:p>1105674</text:p>
              </table:table-cell>
              <table:table-cell office:value-type="float" office:value="5185332">
                <text:p>5185332</text:p>
              </table:table-cell>
              <table:table-cell office:value-type="float" office:value="1877575">
                <text:p>18775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418">
                <text:p>57418</text:p>
              </table:table-cell>
              <table:table-cell office:value-type="float" office:value="1190692">
                <text:p>1190692</text:p>
              </table:table-cell>
              <table:table-cell office:value-type="float" office:value="3652678">
                <text:p>3652678</text:p>
              </table:table-cell>
              <table:table-cell office:value-type="float" office:value="1715820">
                <text:p>17158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3500">
                <text:p>53500</text:p>
              </table:table-cell>
              <table:table-cell office:value-type="float" office:value="906074">
                <text:p>906074</text:p>
              </table:table-cell>
              <table:table-cell office:value-type="float" office:value="2333228">
                <text:p>2333228</text:p>
              </table:table-cell>
              <table:table-cell office:value-type="float" office:value="1440255">
                <text:p>14402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390">
                <text:p>56390</text:p>
              </table:table-cell>
              <table:table-cell office:value-type="float" office:value="1070342">
                <text:p>1070342</text:p>
              </table:table-cell>
              <table:table-cell office:value-type="float" office:value="2647955">
                <text:p>2647955</text:p>
              </table:table-cell>
              <table:table-cell office:value-type="float" office:value="1589642">
                <text:p>15896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443">
                <text:p>59443</text:p>
              </table:table-cell>
              <table:table-cell office:value-type="float" office:value="1160228">
                <text:p>1160228</text:p>
              </table:table-cell>
              <table:table-cell office:value-type="float" office:value="3363306">
                <text:p>3363306</text:p>
              </table:table-cell>
              <table:table-cell office:value-type="float" office:value="1986814">
                <text:p>19868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289">
                <text:p>57289</text:p>
              </table:table-cell>
              <table:table-cell office:value-type="float" office:value="1115783">
                <text:p>1115783</text:p>
              </table:table-cell>
              <table:table-cell office:value-type="float" office:value="3184783">
                <text:p>3184783</text:p>
              </table:table-cell>
              <table:table-cell office:value-type="float" office:value="2051606">
                <text:p>20516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461">
                <text:p>57461</text:p>
              </table:table-cell>
              <table:table-cell office:value-type="float" office:value="1256957">
                <text:p>1256957</text:p>
              </table:table-cell>
              <table:table-cell office:value-type="float" office:value="5869165">
                <text:p>5869165</text:p>
              </table:table-cell>
              <table:table-cell office:value-type="float" office:value="1838199">
                <text:p>18381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6760">
                <text:p>56760</text:p>
              </table:table-cell>
              <table:table-cell office:value-type="float" office:value="1037459">
                <text:p>1037459</text:p>
              </table:table-cell>
              <table:table-cell office:value-type="float" office:value="4112424">
                <text:p>4112424</text:p>
              </table:table-cell>
              <table:table-cell office:value-type="float" office:value="2072407">
                <text:p>20724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7526">
                <text:p>57526</text:p>
              </table:table-cell>
              <table:table-cell office:value-type="float" office:value="1018895">
                <text:p>1018895</text:p>
              </table:table-cell>
              <table:table-cell office:value-type="float" office:value="5554087">
                <text:p>5554087</text:p>
              </table:table-cell>
              <table:table-cell office:value-type="float" office:value="1910898">
                <text:p>19108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2197">
                <text:p>62197</text:p>
              </table:table-cell>
              <table:table-cell office:value-type="float" office:value="1176573">
                <text:p>1176573</text:p>
              </table:table-cell>
              <table:table-cell office:value-type="float" office:value="9336627">
                <text:p>9336627</text:p>
              </table:table-cell>
              <table:table-cell office:value-type="float" office:value="1809584">
                <text:p>18095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807">
                <text:p>57807</text:p>
              </table:table-cell>
              <table:table-cell office:value-type="float" office:value="1126574">
                <text:p>1126574</text:p>
              </table:table-cell>
              <table:table-cell office:value-type="float" office:value="2888512">
                <text:p>2888512</text:p>
              </table:table-cell>
              <table:table-cell office:value-type="float" office:value="1926437">
                <text:p>19264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6668">
                <text:p>56668</text:p>
              </table:table-cell>
              <table:table-cell office:value-type="float" office:value="1156778">
                <text:p>1156778</text:p>
              </table:table-cell>
              <table:table-cell office:value-type="float" office:value="2914440">
                <text:p>2914440</text:p>
              </table:table-cell>
              <table:table-cell office:value-type="float" office:value="1660305">
                <text:p>16603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874">
                <text:p>56874</text:p>
              </table:table-cell>
              <table:table-cell office:value-type="float" office:value="1011236">
                <text:p>1011236</text:p>
              </table:table-cell>
              <table:table-cell office:value-type="float" office:value="7792060">
                <text:p>7792060</text:p>
              </table:table-cell>
              <table:table-cell office:value-type="float" office:value="1603044">
                <text:p>16030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609">
                <text:p>59609</text:p>
              </table:table-cell>
              <table:table-cell office:value-type="float" office:value="1168213">
                <text:p>1168213</text:p>
              </table:table-cell>
              <table:table-cell office:value-type="float" office:value="2925941">
                <text:p>2925941</text:p>
              </table:table-cell>
              <table:table-cell office:value-type="float" office:value="1486573">
                <text:p>14865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9189">
                <text:p>59189</text:p>
              </table:table-cell>
              <table:table-cell office:value-type="float" office:value="1270133">
                <text:p>1270133</text:p>
              </table:table-cell>
              <table:table-cell office:value-type="float" office:value="11527571">
                <text:p>11527571</text:p>
              </table:table-cell>
              <table:table-cell office:value-type="float" office:value="1943387">
                <text:p>19433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7158">
                <text:p>57158</text:p>
              </table:table-cell>
              <table:table-cell office:value-type="float" office:value="1114486">
                <text:p>1114486</text:p>
              </table:table-cell>
              <table:table-cell office:value-type="float" office:value="4306816">
                <text:p>4306816</text:p>
              </table:table-cell>
              <table:table-cell office:value-type="float" office:value="2310171">
                <text:p>23101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037">
                <text:p>57037</text:p>
              </table:table-cell>
              <table:table-cell office:value-type="float" office:value="1194432">
                <text:p>1194432</text:p>
              </table:table-cell>
              <table:table-cell office:value-type="float" office:value="3046062">
                <text:p>3046062</text:p>
              </table:table-cell>
              <table:table-cell office:value-type="float" office:value="3296991">
                <text:p>32969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473">
                <text:p>56473</text:p>
              </table:table-cell>
              <table:table-cell office:value-type="float" office:value="1185272">
                <text:p>1185272</text:p>
              </table:table-cell>
              <table:table-cell office:value-type="float" office:value="3305167">
                <text:p>3305167</text:p>
              </table:table-cell>
              <table:table-cell office:value-type="float" office:value="2501290">
                <text:p>250129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616">
                <text:p>56616</text:p>
              </table:table-cell>
              <table:table-cell office:value-type="float" office:value="1189130">
                <text:p>1189130</text:p>
              </table:table-cell>
              <table:table-cell office:value-type="float" office:value="3088140">
                <text:p>3088140</text:p>
              </table:table-cell>
              <table:table-cell office:value-type="float" office:value="2765880">
                <text:p>27658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4012">
                <text:p>54012</text:p>
              </table:table-cell>
              <table:table-cell office:value-type="float" office:value="853390">
                <text:p>853390</text:p>
              </table:table-cell>
              <table:table-cell office:value-type="float" office:value="3618908">
                <text:p>3618908</text:p>
              </table:table-cell>
              <table:table-cell office:value-type="float" office:value="2944000">
                <text:p>2944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397">
                <text:p>57397</text:p>
              </table:table-cell>
              <table:table-cell office:value-type="float" office:value="1144883">
                <text:p>1144883</text:p>
              </table:table-cell>
              <table:table-cell office:value-type="float" office:value="2843581">
                <text:p>2843581</text:p>
              </table:table-cell>
              <table:table-cell office:value-type="float" office:value="1836057">
                <text:p>18360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209">
                <text:p>57209</text:p>
              </table:table-cell>
              <table:table-cell office:value-type="float" office:value="1105296">
                <text:p>1105296</text:p>
              </table:table-cell>
              <table:table-cell office:value-type="float" office:value="6733580">
                <text:p>6733580</text:p>
              </table:table-cell>
              <table:table-cell office:value-type="float" office:value="1773040">
                <text:p>177304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6509">
                <text:p>56509</text:p>
              </table:table-cell>
              <table:table-cell office:value-type="float" office:value="1136031">
                <text:p>1136031</text:p>
              </table:table-cell>
              <table:table-cell office:value-type="float" office:value="2928343">
                <text:p>2928343</text:p>
              </table:table-cell>
              <table:table-cell office:value-type="float" office:value="1728323">
                <text:p>17283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5688">
                <text:p>55688</text:p>
              </table:table-cell>
              <table:table-cell office:value-type="float" office:value="1067447">
                <text:p>1067447</text:p>
              </table:table-cell>
              <table:table-cell office:value-type="float" office:value="2705772">
                <text:p>2705772</text:p>
              </table:table-cell>
              <table:table-cell office:value-type="float" office:value="1702299">
                <text:p>17022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6262">
                <text:p>56262</text:p>
              </table:table-cell>
              <table:table-cell office:value-type="float" office:value="1059999">
                <text:p>1059999</text:p>
              </table:table-cell>
              <table:table-cell office:value-type="float" office:value="3174651">
                <text:p>3174651</text:p>
              </table:table-cell>
              <table:table-cell office:value-type="float" office:value="1880760">
                <text:p>188076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7158">
                <text:p>57158</text:p>
              </table:table-cell>
              <table:table-cell office:value-type="float" office:value="1037622">
                <text:p>1037622</text:p>
              </table:table-cell>
              <table:table-cell office:value-type="float" office:value="2932034">
                <text:p>2932034</text:p>
              </table:table-cell>
              <table:table-cell office:value-type="float" office:value="2291152">
                <text:p>22911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7620">
                <text:p>57620</text:p>
              </table:table-cell>
              <table:table-cell office:value-type="float" office:value="1106785">
                <text:p>1106785</text:p>
              </table:table-cell>
              <table:table-cell office:value-type="float" office:value="2890625">
                <text:p>2890625</text:p>
              </table:table-cell>
              <table:table-cell office:value-type="float" office:value="3274609">
                <text:p>32746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960">
                <text:p>55960</text:p>
              </table:table-cell>
              <table:table-cell office:value-type="float" office:value="1084454">
                <text:p>1084454</text:p>
              </table:table-cell>
              <table:table-cell office:value-type="float" office:value="3342689">
                <text:p>3342689</text:p>
              </table:table-cell>
              <table:table-cell office:value-type="float" office:value="2542158">
                <text:p>25421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9557">
                <text:p>59557</text:p>
              </table:table-cell>
              <table:table-cell office:value-type="float" office:value="1188805">
                <text:p>1188805</text:p>
              </table:table-cell>
              <table:table-cell office:value-type="float" office:value="4528049">
                <text:p>4528049</text:p>
              </table:table-cell>
              <table:table-cell office:value-type="float" office:value="3095353">
                <text:p>30953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7115">
                <text:p>57115</text:p>
              </table:table-cell>
              <table:table-cell office:value-type="float" office:value="1002420">
                <text:p>1002420</text:p>
              </table:table-cell>
              <table:table-cell office:value-type="float" office:value="2456089">
                <text:p>2456089</text:p>
              </table:table-cell>
              <table:table-cell office:value-type="float" office:value="3017861">
                <text:p>30178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6720">
                <text:p>56720</text:p>
              </table:table-cell>
              <table:table-cell office:value-type="float" office:value="1005272">
                <text:p>1005272</text:p>
              </table:table-cell>
              <table:table-cell office:value-type="float" office:value="2661740">
                <text:p>2661740</text:p>
              </table:table-cell>
              <table:table-cell office:value-type="float" office:value="3039708">
                <text:p>30397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9825">
                <text:p>59825</text:p>
              </table:table-cell>
              <table:table-cell office:value-type="float" office:value="1352197">
                <text:p>1352197</text:p>
              </table:table-cell>
              <table:table-cell office:value-type="float" office:value="2447707">
                <text:p>2447707</text:p>
              </table:table-cell>
              <table:table-cell office:value-type="float" office:value="3614931">
                <text:p>36149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7207">
                <text:p>57207</text:p>
              </table:table-cell>
              <table:table-cell office:value-type="float" office:value="1101121">
                <text:p>1101121</text:p>
              </table:table-cell>
              <table:table-cell office:value-type="float" office:value="2378534">
                <text:p>2378534</text:p>
              </table:table-cell>
              <table:table-cell office:value-type="float" office:value="3838991">
                <text:p>38389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6697">
                <text:p>56697</text:p>
              </table:table-cell>
              <table:table-cell office:value-type="float" office:value="1072773">
                <text:p>1072773</text:p>
              </table:table-cell>
              <table:table-cell office:value-type="float" office:value="1941592">
                <text:p>1941592</text:p>
              </table:table-cell>
              <table:table-cell office:value-type="float" office:value="3530512">
                <text:p>35305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6591">
                <text:p>56591</text:p>
              </table:table-cell>
              <table:table-cell office:value-type="float" office:value="1007714">
                <text:p>1007714</text:p>
              </table:table-cell>
              <table:table-cell office:value-type="float" office:value="2794904">
                <text:p>2794904</text:p>
              </table:table-cell>
              <table:table-cell office:value-type="float" office:value="4070366">
                <text:p>40703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